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8cm" fo:min-width="1.0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8cm" fo:min-width="0.7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width="0.051cm" draw:marker-start-width="0.584cm" draw:marker-end-width="0.584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9cm" fo:min-width="0.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0.7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cm" fo:min-width="0.92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0.3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5cm" fo:min-width="0.4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8cm" fo:min-width="1.0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.84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3cm" fo:min-width="1.3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8cm" fo:min-width="0.9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2.04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9cm" fo:min-width="2.28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60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3cm" fo:min-width="2.8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1.43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33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.33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3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76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2.24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2.98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5cm" fo:min-width="1.37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2cm" fo:min-width="2.046cm"/>
    </style:style>
    <style:style style:name="gr35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8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1pt" fo:font-style="normal" fo:font-weight="normal"/>
    </style:style>
    <style:style style:name="P4" style:family="paragraph">
      <style:paragraph-properties fo:margin-left="0cm" fo:margin-right="0cm" fo:text-indent="0cm"/>
      <style:text-properties fo:font-size="11pt" fo:font-weight="normal"/>
    </style:style>
    <style:style style:name="P5" style:family="paragraph">
      <style:text-properties fo:font-size="11pt" fo:font-weight="normal"/>
    </style:style>
    <style:style style:name="P6" style:family="paragraph">
      <style:text-properties fo:font-size="14pt"/>
    </style:style>
    <style:style style:name="P7" style:family="paragraph">
      <style:text-properties fo:font-size="12pt"/>
    </style:style>
    <style:style style:name="P8" style:family="paragraph">
      <style:text-properties fo:font-size="15pt"/>
    </style:style>
    <style:style style:name="P9" style:family="paragraph">
      <style:text-properties fo:font-size="11pt"/>
    </style:style>
    <style:style style:name="P10" style:family="paragraph">
      <style:paragraph-properties fo:margin-left="0cm" fo:margin-right="0cm" fo:text-indent="0cm"/>
      <style:text-properties fo:font-size="11pt"/>
    </style:style>
    <style:style style:name="P11" style:family="paragraph">
      <style:paragraph-properties fo:margin-left="0cm" fo:margin-right="0cm" fo:text-indent="0cm"/>
      <style:text-properties fo:font-size="8pt" fo:font-weight="normal"/>
    </style:style>
    <style:style style:name="P12" style:family="paragraph">
      <style:paragraph-properties fo:margin-left="0cm" fo:margin-right="0cm" fo:text-indent="0cm"/>
      <style:text-properties fo:font-size="8pt"/>
    </style:style>
    <style:style style:name="P13" style:family="paragraph">
      <style:text-properties fo:font-size="8pt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text-properties fo:font-size="10.5pt"/>
    </style:style>
    <style:style style:name="P16" style:family="paragraph">
      <style:paragraph-properties fo:margin-left="0cm" fo:margin-right="0cm" fo:text-indent="0cm"/>
      <style:text-properties fo:font-family="Courier" style:font-family-generic="modern" style:font-pitch="fixed"/>
    </style:style>
    <style:style style:name="T1" style:family="text">
      <style:text-properties fo:font-size="11pt" fo:font-style="normal" fo:font-weight="normal"/>
    </style:style>
    <style:style style:name="T2" style:family="text">
      <style:text-properties fo:font-size="11pt" fo:font-weight="normal"/>
    </style:style>
    <style:style style:name="T3" style:family="text">
      <style:text-properties style:text-position="super 58%" fo:font-size="11pt" fo:font-weight="normal" style:font-size-asian="18pt" style:font-size-complex="18pt"/>
    </style:style>
    <style:style style:name="T4" style:family="text">
      <style:text-properties fo:font-size="14pt"/>
    </style:style>
    <style:style style:name="T5" style:family="text">
      <style:text-properties fo:font-size="12pt"/>
    </style:style>
    <style:style style:name="T6" style:family="text">
      <style:text-properties style:text-position="super 58%" fo:font-size="12pt"/>
    </style:style>
    <style:style style:name="T7" style:family="text">
      <style:text-properties fo:font-size="15pt"/>
    </style:style>
    <style:style style:name="T8" style:family="text">
      <style:text-properties fo:font-size="11pt"/>
    </style:style>
    <style:style style:name="T9" style:family="text">
      <style:text-properties fo:font-size="8pt"/>
    </style:style>
    <style:style style:name="T10" style:family="text">
      <style:text-properties fo:font-size="8pt" fo:font-weight="normal"/>
    </style:style>
    <style:style style:name="T11" style:family="text">
      <style:text-properties style:text-position="super 58%" fo:font-size="8pt" fo:font-weight="normal" style:font-size-asian="18pt" style:font-size-complex="18pt"/>
    </style:style>
    <style:style style:name="T12" style:family="text">
      <style:text-properties style:text-position="super 58%" fo:font-size="8pt"/>
    </style:style>
    <style:style style:name="T13" style:family="text">
      <style:text-properties style:text-position="super 58%" fo:font-size="8pt" style:font-size-asian="18pt" style:font-size-complex="18pt"/>
    </style:style>
    <style:style style:name="T14" style:family="text">
      <style:text-properties fo:font-size="10.5pt"/>
    </style:style>
    <style:style style:name="T15" style:family="text">
      <style:text-properties fo:font-family="Courier" style:font-family-generic="modern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4.042cm" svg:height="1.27cm" svg:x="2.905cm" svg:y="11.795cm">
          <text:p text:style-name="P2"/>
        </draw:rect>
        <draw:frame draw:style-name="gr2" draw:text-style-name="P2" draw:layer="layout" svg:width="1.603cm" svg:height="1.195cm" svg:x="5.097cm" svg:y="8.62cm">
          <draw:text-box>
            <text:p text:style-name="P2"><text:s text:c="2"/>==</text:p>
          </draw:text-box>
        </draw:frame>
        <draw:frame draw:style-name="gr3" draw:text-style-name="P3" draw:layer="layout" svg:width="1.764cm" svg:height="1.419cm" svg:x="4.235cm" svg:y="11.766cm">
          <draw:text-box>
            <text:p text:style-name="P2"><text:span text:style-name="T1">wr_</text:span></text:p>
            <text:p text:style-name="P2"><text:span text:style-name="T1">en</text:span></text:p>
          </draw:text-box>
        </draw:frame>
        <draw:frame draw:style-name="gr4" draw:text-style-name="P4" draw:layer="layout" svg:width="1.645cm" svg:height="1.419cm" svg:x="5.445cm" svg:y="11.737cm">
          <draw:text-box>
            <text:p text:style-name="P2"><text:span text:style-name="T2">addr_</text:span></text:p>
            <text:p text:style-name="P2"><text:span text:style-name="T2">dec_in</text:span></text:p>
          </draw:text-box>
        </draw:frame>
        <draw:frame draw:style-name="gr5" draw:text-style-name="P4" draw:layer="layout" svg:width="1.294cm" svg:height="1.118cm" svg:x="3.635cm" svg:y="14.168cm">
          <draw:text-box>
            <text:p text:style-name="P2"><text:span text:style-name="T2">reg0</text:span></text:p>
          </draw:text-box>
        </draw:frame>
        <draw:frame draw:style-name="gr6" draw:text-style-name="P5" draw:layer="layout" svg:width="1.751cm" svg:height="0.835cm" svg:x="5.552cm" svg:y="14.159cm">
          <draw:text-box>
            <text:p text:style-name="P2"><text:span text:style-name="T2">reg2</text:span><text:span text:style-name="T3">n</text:span><text:span text:style-name="T2">-1</text:span></text:p>
          </draw:text-box>
        </draw:frame>
        <draw:line draw:style-name="gr1" draw:text-style-name="P1" draw:layer="layout" svg:x1="1cm" svg:y1="2.905cm" svg:x2="20.05cm" svg:y2="2.905cm">
          <text:p text:style-name="P2"/>
        </draw:line>
        <draw:line draw:style-name="gr1" draw:text-style-name="P1" draw:layer="layout" svg:x1="1cm" svg:y1="4.81cm" svg:x2="20.05cm" svg:y2="4.81cm">
          <text:p text:style-name="P2"/>
        </draw:line>
        <draw:frame draw:style-name="gr6" draw:text-style-name="P6" draw:layer="layout" svg:width="2.53cm" svg:height="0.988cm" svg:x="1.01cm" svg:y="1.917cm">
          <draw:text-box>
            <text:p text:style-name="P2"><text:span text:style-name="T4">bus_addr</text:span></text:p>
          </draw:text-box>
        </draw:frame>
        <draw:frame draw:style-name="gr6" draw:text-style-name="P6" draw:layer="layout" svg:width="2.098cm" svg:height="0.988cm" svg:x="1cm" svg:y="3.822cm">
          <draw:text-box>
            <text:p text:style-name="P2"><text:span text:style-name="T4">bus_en</text:span></text:p>
          </draw:text-box>
        </draw:frame>
        <draw:frame draw:style-name="gr6" draw:text-style-name="P7" draw:layer="layout" svg:width="0.739cm" svg:height="0.882cm" svg:x="8.397cm" svg:y="2.661cm">
          <draw:text-box>
            <text:p text:style-name="P2"><text:span text:style-name="T5">n</text:span></text:p>
          </draw:text-box>
        </draw:frame>
        <draw:custom-shape draw:style-name="gr7" draw:text-style-name="P1" draw:layer="layout" svg:width="0.624cm" svg:height="0.749cm" draw:transform="rotate (-1.57079632679579) translate (5.049cm 9.901cm)">
          <text:p text:style-name="P2"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" draw:text-style-name="P1" draw:layer="layout" svg:x1="4.526cm" svg:y1="9.89cm" svg:x2="4.526cm" svg:y2="4.81cm">
          <text:p text:style-name="P2"/>
        </draw:line>
        <draw:line draw:style-name="gr1" draw:text-style-name="P1" draw:layer="layout" svg:x1="4.81cm" svg:y1="9.255cm" svg:x2="5.445cm" svg:y2="9.255cm">
          <text:p text:style-name="P2"/>
        </draw:line>
        <draw:frame draw:style-name="gr6" draw:text-style-name="P7" draw:layer="layout" svg:width="0.739cm" svg:height="0.882cm" svg:x="4.583cm" svg:y="13.426cm">
          <draw:text-box>
            <text:p text:style-name="P2"><text:span text:style-name="T5">0</text:span></text:p>
          </draw:text-box>
        </draw:frame>
        <draw:frame draw:style-name="gr6" draw:text-style-name="P7" draw:layer="layout" svg:width="1.251cm" svg:height="0.882cm" svg:x="6.02cm" svg:y="13.427cm">
          <draw:text-box>
            <text:p text:style-name="P2"><text:span text:style-name="T5">2</text:span><text:span text:style-name="T6">n</text:span><text:span text:style-name="T5">-1</text:span></text:p>
          </draw:text-box>
        </draw:frame>
        <draw:frame draw:style-name="gr6" draw:layer="layout" svg:width="1.035cm" svg:height="1.195cm" svg:x="5.072cm" svg:y="13.114cm">
          <draw:text-box>
            <text:p text:style-name="P2">...</text:p>
          </draw:text-box>
        </draw:frame>
        <draw:frame draw:style-name="gr6" draw:layer="layout" svg:width="1.035cm" svg:height="1.195cm" svg:x="4.695cm" svg:y="14.161cm">
          <draw:text-box>
            <text:p text:style-name="P2">...</text:p>
          </draw:text-box>
        </draw:frame>
        <draw:frame draw:style-name="gr6" draw:text-style-name="P5" draw:layer="layout" svg:width="2.123cm" svg:height="0.835cm" svg:x="5.216cm" svg:y="9.672cm">
          <draw:text-box>
            <text:p text:style-name="P2"><text:span text:style-name="T2">unit_addr</text:span></text:p>
          </draw:text-box>
        </draw:frame>
        <draw:frame draw:style-name="gr6" draw:text-style-name="P5" draw:layer="layout" svg:width="1.776cm" svg:height="0.835cm" svg:x="3.86cm" svg:y="8.517cm">
          <draw:text-box>
            <text:p text:style-name="P2"><text:span text:style-name="T2">unit_en</text:span></text:p>
          </draw:text-box>
        </draw:frame>
        <draw:rect draw:style-name="gr8" draw:text-style-name="P1" draw:layer="layout" svg:width="7.62cm" svg:height="12.7cm" svg:x="1.635cm" svg:y="6.715cm">
          <text:p text:style-name="P2"/>
        </draw:rect>
        <draw:rect draw:style-name="gr1" draw:text-style-name="P1" draw:layer="layout" svg:width="1.27cm" svg:height="1.27cm" svg:x="3.731cm" svg:y="14.335cm">
          <text:p text:style-name="P2"/>
        </draw:rect>
        <draw:line draw:style-name="gr1" draw:text-style-name="P1" draw:layer="layout" svg:x1="4.81cm" svg:y1="9.255cm" svg:x2="5.445cm" svg:y2="9.255cm">
          <text:p text:style-name="P2"/>
        </draw:line>
        <draw:line draw:style-name="gr1" draw:text-style-name="P1" draw:layer="layout" svg:x1="4.821cm" svg:y1="9.255cm" svg:x2="4.821cm" svg:y2="9.89cm">
          <text:p text:style-name="P2"/>
        </draw:line>
        <draw:rect draw:style-name="gr1" draw:text-style-name="P1" draw:layer="layout" svg:width="1.875cm" svg:height="1.27cm" svg:x="5.445cm" svg:y="14.335cm">
          <text:p text:style-name="P2"/>
        </draw:rect>
        <draw:line draw:style-name="gr1" draw:text-style-name="P1" draw:layer="layout" svg:x1="4.667cm" svg:y1="13.065cm" svg:x2="4.667cm" svg:y2="14.335cm">
          <text:p text:style-name="P2"/>
        </draw:line>
        <draw:line draw:style-name="gr1" draw:text-style-name="P1" draw:layer="layout" svg:x1="6.019cm" svg:y1="13.065cm" svg:x2="6.019cm" svg:y2="14.335cm">
          <text:p text:style-name="P2"/>
        </draw:line>
        <draw:frame draw:style-name="gr6" draw:text-style-name="P8" draw:layer="layout" svg:width="1.768cm" svg:height="1.038cm" svg:x="7.646cm" svg:y="19.143cm">
          <draw:text-box>
            <text:p text:style-name="P2"><text:span text:style-name="T7">unit a</text:span></text:p>
          </draw:text-box>
        </draw:frame>
        <draw:rect draw:style-name="gr1" draw:text-style-name="P1" draw:layer="layout" svg:width="1.194cm" svg:height="1.27cm" svg:x="5.463cm" svg:y="8.62cm">
          <text:p text:style-name="P2"/>
        </draw:rect>
        <draw:line draw:style-name="gr9" draw:text-style-name="P1" draw:layer="layout" svg:x1="4.671cm" svg:y1="10.525cm" svg:x2="4.671cm" svg:y2="11.795cm">
          <text:p text:style-name="P2"/>
        </draw:line>
        <draw:line draw:style-name="gr9" draw:text-style-name="P1" draw:layer="layout" svg:x1="20.05cm" svg:y1="2.905cm" svg:x2="26.4cm" svg:y2="2.905cm">
          <text:p text:style-name="P2"/>
        </draw:line>
        <draw:line draw:style-name="gr9" draw:text-style-name="P1" draw:layer="layout" svg:x1="20.05cm" svg:y1="4.81cm" svg:x2="26.4cm" svg:y2="4.81cm">
          <text:p text:style-name="P2"/>
        </draw:line>
        <draw:line draw:style-name="gr9" draw:text-style-name="P1" draw:layer="layout" svg:x1="1.635cm" svg:y1="20.05cm" svg:x2="26.4cm" svg:y2="20.05cm">
          <text:p text:style-name="P2"/>
        </draw:line>
        <draw:frame draw:style-name="gr6" draw:text-style-name="P6" draw:layer="layout" svg:width="1.285cm" svg:height="0.988cm" svg:x="0.884cm" svg:y="19.241cm">
          <draw:text-box>
            <text:p text:style-name="P2"><text:span text:style-name="T4">bus</text:span></text:p>
          </draw:text-box>
        </draw:frame>
        <draw:line draw:style-name="gr9" draw:text-style-name="P1" draw:layer="layout" svg:x1="1.635cm" svg:y1="20.05cm" svg:x2="1cm" svg:y2="20.05cm">
          <text:p text:style-name="P2"/>
        </draw:line>
        <draw:rect draw:style-name="gr1" draw:text-style-name="P1" draw:layer="layout" svg:width="1.905cm" svg:height="0.635cm" svg:x="5.503cm" svg:y="7.321cm">
          <text:p text:style-name="P2"/>
        </draw:rect>
        <draw:frame draw:style-name="gr6" draw:text-style-name="P9" draw:layer="layout" svg:width="1.645cm" svg:height="0.835cm" svg:x="5.3cm" svg:y="6.607cm">
          <draw:text-box>
            <text:p text:style-name="P2"><text:span text:style-name="T8">unit_id</text:span></text:p>
          </draw:text-box>
        </draw:frame>
        <draw:line draw:style-name="gr9" draw:text-style-name="P1" draw:layer="layout" svg:x1="6.08cm" svg:y1="7.985cm" svg:x2="6.08cm" svg:y2="8.62cm">
          <text:p text:style-name="P2"/>
        </draw:line>
        <draw:rect draw:style-name="gr1" draw:text-style-name="P1" draw:layer="layout" svg:width="1.27cm" svg:height="1.27cm" svg:x="7.576cm" svg:y="14.335cm">
          <text:p text:style-name="P2"/>
        </draw:rect>
        <draw:line draw:style-name="gr9" draw:text-style-name="P1" draw:layer="layout" svg:x1="8.269cm" svg:y1="14.335cm" svg:x2="8.269cm" svg:y2="2.905cm">
          <text:p text:style-name="P2"/>
        </draw:line>
        <draw:custom-shape draw:style-name="gr7" draw:text-style-name="P1" draw:layer="layout" svg:width="3.175cm" svg:height="1.27cm" svg:x="3.54cm" svg:y="17.51cm">
          <text:p text:style-name="P2"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9" draw:text-style-name="P1" draw:layer="layout" svg:x1="4.323cm" svg:y1="17.51cm" svg:x2="4.323cm" svg:y2="15.605cm">
          <text:p text:style-name="P2"/>
        </draw:line>
        <draw:line draw:style-name="gr9" draw:text-style-name="P1" draw:layer="layout" svg:x1="6.005cm" svg:y1="17.511cm" svg:x2="6.005cm" svg:y2="15.606cm">
          <text:p text:style-name="P2"/>
        </draw:line>
        <draw:line draw:style-name="gr9" draw:text-style-name="P1" draw:layer="layout" svg:x1="8.269cm" svg:y1="15.605cm" svg:x2="8.269cm" svg:y2="18.145cm">
          <text:p text:style-name="P2"/>
        </draw:line>
        <draw:g>
          <draw:line draw:style-name="gr9" draw:text-style-name="P1" draw:layer="layout" svg:x1="8.846cm" svg:y1="14.738cm" svg:x2="8.414cm" svg:y2="14.954cm">
            <text:p text:style-name="P2"/>
          </draw:line>
          <draw:line draw:style-name="gr9" draw:text-style-name="P1" draw:layer="layout" svg:x1="8.414cm" svg:y1="14.954cm" svg:x2="8.846cm" svg:y2="15.17cm">
            <text:p text:style-name="P2"/>
          </draw:line>
        </draw:g>
        <draw:g>
          <draw:line draw:style-name="gr9" draw:text-style-name="P1" draw:layer="layout" svg:x1="7.332cm" svg:y1="14.737cm" svg:x2="6.9cm" svg:y2="14.953cm">
            <text:p text:style-name="P2"/>
          </draw:line>
          <draw:line draw:style-name="gr9" draw:text-style-name="P1" draw:layer="layout" svg:x1="6.9cm" svg:y1="14.953cm" svg:x2="7.332cm" svg:y2="15.169cm">
            <text:p text:style-name="P2"/>
          </draw:line>
        </draw:g>
        <draw:g>
          <draw:line draw:style-name="gr9" draw:text-style-name="P1" draw:layer="layout" svg:x1="4.955cm" svg:y1="14.735cm" svg:x2="4.523cm" svg:y2="14.951cm">
            <text:p text:style-name="P2"/>
          </draw:line>
          <draw:line draw:style-name="gr9" draw:text-style-name="P1" draw:layer="layout" svg:x1="4.523cm" svg:y1="14.951cm" svg:x2="4.955cm" svg:y2="15.167cm">
            <text:p text:style-name="P2"/>
          </draw:line>
        </draw:g>
        <draw:g>
          <draw:line draw:style-name="gr9" draw:text-style-name="P1" draw:layer="layout" svg:x1="3.111cm" svg:y1="14.709cm" svg:x2="2.679cm" svg:y2="14.925cm">
            <text:p text:style-name="P2"/>
          </draw:line>
          <draw:line draw:style-name="gr9" draw:text-style-name="P1" draw:layer="layout" svg:x1="2.679cm" svg:y1="14.925cm" svg:x2="3.111cm" svg:y2="15.141cm">
            <text:p text:style-name="P2"/>
          </draw:line>
        </draw:g>
        <draw:line draw:style-name="gr9" draw:text-style-name="P1" draw:layer="layout" svg:x1="2.447cm" svg:y1="15.605cm" svg:x2="2.447cm" svg:y2="20.05cm">
          <text:p text:style-name="P2"/>
        </draw:line>
        <draw:line draw:style-name="gr9" draw:text-style-name="P1" draw:layer="layout" svg:x1="5.042cm" svg:y1="18.78cm" svg:x2="5.042cm" svg:y2="20.05cm">
          <text:p text:style-name="P2"/>
        </draw:line>
        <draw:rect draw:style-name="gr1" draw:text-style-name="P1" draw:layer="layout" svg:width="1.27cm" svg:height="1.27cm" svg:x="1.846cm" svg:y="14.335cm">
          <text:p text:style-name="P2"/>
        </draw:rect>
        <draw:rect draw:style-name="gr1" draw:text-style-name="P1" draw:layer="layout" svg:width="1.598cm" svg:height="1.27cm" svg:x="1.855cm" svg:y="7.33cm">
          <text:p text:style-name="P2"/>
        </draw:rect>
        <draw:line draw:style-name="gr9" draw:text-style-name="P1" draw:layer="layout" svg:x1="2.673cm" svg:y1="8.62cm" svg:x2="2.673cm" svg:y2="10.525cm">
          <text:p text:style-name="P2"/>
        </draw:line>
        <draw:custom-shape draw:style-name="gr7" draw:text-style-name="P1" draw:layer="layout" svg:width="0.687cm" svg:height="0.846cm" draw:transform="rotate (1.5707963267946) translate (1.914cm 13.146cm)">
          <text:p text:style-name="P2"/>
          <draw:enhanced-geometry svg:viewBox="0 0 21600 21600" draw:mirror-vertical="false" draw:mirror-horizontal="true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9" draw:text-style-name="P1" draw:layer="layout" svg:x1="2.386cm" svg:y1="13.152cm" svg:x2="2.386cm" svg:y2="13.787cm">
          <text:p text:style-name="P2"/>
        </draw:line>
        <draw:frame draw:style-name="gr6" draw:text-style-name="P10" draw:layer="layout" svg:width="1.26cm" svg:height="0.835cm" draw:transform="rotate (1.5707963267946) translate (1.69cm 16.882cm)">
          <draw:text-box>
            <text:p text:style-name="P2"><text:span text:style-name="T8">rd_v</text:span></text:p>
          </draw:text-box>
        </draw:frame>
        <draw:frame draw:style-name="gr6" draw:text-style-name="P9" draw:layer="layout" svg:width="2.233cm" svg:height="0.835cm" svg:x="6.14cm" svg:y="18.055cm">
          <draw:text-box>
            <text:p text:style-name="P2"><text:span text:style-name="T8">addr_mux</text:span></text:p>
          </draw:text-box>
        </draw:frame>
        <draw:frame draw:style-name="gr6" draw:text-style-name="P10" draw:layer="layout" svg:width="2.445cm" svg:height="0.835cm" draw:transform="rotate (1.5707963267946) translate (2.212cm 17.96cm)">
          <draw:text-box>
            <text:p text:style-name="P2"><text:span text:style-name="T8">(valid read)</text:span></text:p>
          </draw:text-box>
        </draw:frame>
        <draw:frame draw:style-name="gr6" draw:text-style-name="P7" draw:layer="layout" svg:width="0.739cm" svg:height="0.882cm" svg:x="2.801cm" svg:y="8.37cm">
          <draw:text-box>
            <text:p text:style-name="P2"><text:span text:style-name="T5">n</text:span></text:p>
          </draw:text-box>
        </draw:frame>
        <draw:line draw:style-name="gr1" draw:text-style-name="P1" draw:layer="layout" svg:x1="2.299cm" svg:y1="9.687cm" svg:x2="2.934cm" svg:y2="9.052cm">
          <text:p text:style-name="P2"/>
        </draw:line>
        <draw:line draw:style-name="gr1" draw:text-style-name="P1" draw:layer="layout" svg:x1="7.898cm" svg:y1="4.088cm" svg:x2="8.533cm" svg:y2="3.453cm">
          <text:p text:style-name="P2"/>
        </draw:line>
        <draw:frame draw:style-name="gr6" draw:text-style-name="P9" draw:layer="layout" svg:width="2.949cm" svg:height="0.835cm" svg:x="1.658cm" svg:y="6.599cm">
          <draw:text-box>
            <text:p text:style-name="P2"><text:span text:style-name="T8">command dec</text:span></text:p>
          </draw:text-box>
        </draw:frame>
        <draw:rect draw:style-name="gr8" draw:text-style-name="P1" draw:layer="layout" svg:width="7.62cm" svg:height="12.7cm" svg:x="18.78cm" svg:y="6.715cm">
          <text:p text:style-name="P2"/>
        </draw:rect>
        <draw:frame draw:style-name="gr6" draw:text-style-name="P9" draw:layer="layout" svg:width="1.645cm" svg:height="0.835cm" svg:x="22.445cm" svg:y="6.607cm">
          <draw:text-box>
            <text:p text:style-name="P2"><text:span text:style-name="T8">unit_id</text:span></text:p>
          </draw:text-box>
        </draw:frame>
        <draw:frame draw:style-name="gr6" draw:text-style-name="P9" draw:layer="layout" svg:width="2.949cm" svg:height="0.835cm" svg:x="18.774cm" svg:y="6.599cm">
          <draw:text-box>
            <text:p text:style-name="P2"><text:span text:style-name="T8">command dec</text:span></text:p>
          </draw:text-box>
        </draw:frame>
        <draw:rect draw:style-name="gr8" draw:text-style-name="P1" draw:layer="layout" svg:width="7.62cm" svg:height="12.7cm" svg:x="9.89cm" svg:y="6.715cm">
          <text:p text:style-name="P2"/>
        </draw:rect>
        <draw:line draw:style-name="gr9" draw:text-style-name="P1" draw:layer="layout" svg:x1="10.638cm" svg:y1="15.602cm" svg:x2="10.638cm" svg:y2="20.047cm">
          <text:p text:style-name="P2"/>
        </draw:line>
        <draw:line draw:style-name="gr9" draw:text-style-name="P1" draw:layer="layout" svg:x1="19.589cm" svg:y1="15.605cm" svg:x2="19.589cm" svg:y2="20.05cm">
          <text:p text:style-name="P2"/>
        </draw:line>
        <draw:line draw:style-name="gr9" draw:text-style-name="P1" draw:layer="layout" svg:x1="13.326cm" svg:y1="18.783cm" svg:x2="13.326cm" svg:y2="20.053cm">
          <text:p text:style-name="P2"/>
        </draw:line>
        <draw:line draw:style-name="gr9" draw:text-style-name="P1" draw:layer="layout" svg:x1="22.242cm" svg:y1="18.78cm" svg:x2="22.242cm" svg:y2="20.05cm">
          <text:p text:style-name="P2"/>
        </draw:line>
        <draw:line draw:style-name="gr1" draw:text-style-name="P1" draw:layer="layout" svg:x1="21.642cm" svg:y1="9.89cm" svg:x2="21.642cm" svg:y2="4.81cm">
          <text:p text:style-name="P2"/>
        </draw:line>
        <draw:line draw:style-name="gr1" draw:text-style-name="P1" draw:layer="layout" svg:x1="12.752cm" svg:y1="9.89cm" svg:x2="12.752cm" svg:y2="4.81cm">
          <text:p text:style-name="P2"/>
        </draw:line>
        <draw:line draw:style-name="gr9" draw:text-style-name="P1" draw:layer="layout" svg:x1="25.275cm" svg:y1="14.335cm" svg:x2="25.275cm" svg:y2="2.905cm">
          <text:p text:style-name="P2"/>
        </draw:line>
        <draw:line draw:style-name="gr9" draw:text-style-name="P1" draw:layer="layout" svg:x1="16.443cm" svg:y1="14.335cm" svg:x2="16.443cm" svg:y2="2.905cm">
          <text:p text:style-name="P2"/>
        </draw:line>
        <draw:frame draw:style-name="gr6" draw:text-style-name="P7" draw:layer="layout" svg:width="0.739cm" svg:height="0.882cm" svg:x="25.226cm" svg:y="2.702cm">
          <draw:text-box>
            <text:p text:style-name="P2"><text:span text:style-name="T5">n</text:span></text:p>
          </draw:text-box>
        </draw:frame>
        <draw:frame draw:style-name="gr6" draw:text-style-name="P7" draw:layer="layout" svg:width="0.739cm" svg:height="0.882cm" svg:x="16.452cm" svg:y="2.684cm">
          <draw:text-box>
            <text:p text:style-name="P2"><text:span text:style-name="T5">n</text:span></text:p>
          </draw:text-box>
        </draw:frame>
        <draw:line draw:style-name="gr1" draw:text-style-name="P1" draw:layer="layout" svg:x1="24.927cm" svg:y1="4.146cm" svg:x2="25.562cm" svg:y2="3.511cm">
          <text:p text:style-name="P2"/>
        </draw:line>
        <draw:line draw:style-name="gr1" draw:text-style-name="P1" draw:layer="layout" svg:x1="16.066cm" svg:y1="4.146cm" svg:x2="16.701cm" svg:y2="3.511cm">
          <text:p text:style-name="P2"/>
        </draw:line>
        <draw:frame draw:style-name="gr6" draw:text-style-name="P8" draw:layer="layout" svg:width="1.768cm" svg:height="1.038cm" svg:x="16.003cm" svg:y="19.186cm">
          <draw:text-box>
            <text:p text:style-name="P2"><text:span text:style-name="T7">unit b</text:span></text:p>
          </draw:text-box>
        </draw:frame>
        <draw:frame draw:style-name="gr6" draw:text-style-name="P8" draw:layer="layout" svg:width="1.738cm" svg:height="1.038cm" svg:x="24.849cm" svg:y="19.128cm">
          <draw:text-box>
            <text:p text:style-name="P2"><text:span text:style-name="T7">unit c</text:span></text:p>
          </draw:text-box>
        </draw:frame>
        <draw:frame draw:style-name="gr10" draw:text-style-name="P10" draw:layer="layout" svg:width="1.497cm" svg:height="0.835cm" draw:transform="rotate (1.5707963267946) translate (3.079cm 11.946cm)">
          <draw:text-box>
            <text:p text:style-name="P2"><text:span text:style-name="T8">rd_en</text:span></text:p>
          </draw:text-box>
        </draw:frame>
        <draw:frame draw:style-name="gr6" draw:text-style-name="P9" draw:layer="layout" svg:width="1.065cm" svg:height="1.419cm" svg:x="2.905cm" svg:y="11.737cm">
          <draw:text-box>
            <text:p text:style-name="P2"><text:span text:style-name="T8">rd_</text:span></text:p>
            <text:p text:style-name="P2"><text:span text:style-name="T8">en</text:span></text:p>
          </draw:text-box>
        </draw:frame>
        <draw:line draw:style-name="gr9" draw:text-style-name="P1" draw:layer="layout" svg:x1="3.337cm" svg:y1="11.795cm" svg:x2="3.337cm" svg:y2="10.525cm">
          <text:p text:style-name="P2"/>
        </draw:line>
        <draw:line draw:style-name="gr9" draw:text-style-name="P1" draw:layer="layout" svg:x1="2.676cm" svg:y1="10.525cm" svg:x2="3.311cm" svg:y2="10.525cm">
          <text:p text:style-name="P2"/>
        </draw:line>
        <draw:line draw:style-name="gr9" draw:text-style-name="P1" draw:layer="layout" svg:x1="4.81cm" svg:y1="9.255cm" svg:x2="5.445cm" svg:y2="9.255cm">
          <text:p text:style-name="P2"/>
        </draw:line>
        <draw:line draw:style-name="gr9" draw:text-style-name="P1" draw:layer="layout" svg:x1="6.37cm" svg:y1="18.145cm" svg:x2="8.275cm" svg:y2="18.145cm">
          <text:p text:style-name="P2"/>
        </draw:line>
        <draw:line draw:style-name="gr9" draw:text-style-name="P1" draw:layer="layout" svg:x1="2.386cm" svg:y1="14.335cm" svg:x2="2.386cm" svg:y2="13.7cm">
          <text:p text:style-name="P2"/>
        </draw:line>
        <draw:line draw:style-name="gr9" draw:text-style-name="P1" draw:layer="layout" svg:x1="1.98cm" svg:y1="12.517cm" svg:x2="1.98cm" svg:y2="10.612cm">
          <text:p text:style-name="P2"/>
        </draw:line>
        <draw:line draw:style-name="gr9" draw:text-style-name="P1" draw:layer="layout" svg:x1="4.811cm" svg:y1="9.255cm" svg:x2="5.446cm" svg:y2="9.255cm">
          <text:p text:style-name="P2"/>
        </draw:line>
        <draw:line draw:style-name="gr9" draw:text-style-name="P1" draw:layer="layout" svg:x1="2.009cm" svg:y1="11.914cm" svg:x2="2.644cm" svg:y2="11.914cm">
          <text:p text:style-name="P2"/>
        </draw:line>
        <draw:line draw:style-name="gr1" draw:text-style-name="P1" draw:layer="layout" svg:x1="2.647cm" svg:y1="11.911cm" svg:x2="2.647cm" svg:y2="12.546cm">
          <text:p text:style-name="P2"/>
        </draw:line>
        <draw:line draw:style-name="gr9" draw:text-style-name="P1" draw:layer="layout" svg:x1="1.98cm" svg:y1="10.641cm" svg:x2="1.98cm" svg:y2="10.006cm">
          <text:p text:style-name="P2"/>
        </draw:line>
        <draw:line draw:style-name="gr9" draw:text-style-name="P1" draw:layer="layout" svg:x1="2.009cm" svg:y1="10.006cm" svg:x2="2.644cm" svg:y2="10.006cm">
          <text:p text:style-name="P2"/>
        </draw:line>
        <draw:rect draw:style-name="gr1" draw:text-style-name="P1" draw:layer="layout" svg:width="4.042cm" svg:height="1.27cm" svg:x="11.181cm" svg:y="11.766cm">
          <text:p text:style-name="P2"/>
        </draw:rect>
        <draw:frame draw:style-name="gr2" draw:text-style-name="P2" draw:layer="layout" svg:width="1.603cm" svg:height="1.195cm" svg:x="13.373cm" svg:y="8.591cm">
          <draw:text-box>
            <text:p text:style-name="P2"><text:s text:c="2"/>==</text:p>
          </draw:text-box>
        </draw:frame>
        <draw:frame draw:style-name="gr3" draw:text-style-name="P3" draw:layer="layout" svg:width="1.764cm" svg:height="1.419cm" svg:x="12.511cm" svg:y="11.737cm">
          <draw:text-box>
            <text:p text:style-name="P2"><text:span text:style-name="T1">wr_</text:span></text:p>
            <text:p text:style-name="P2"><text:span text:style-name="T1">en</text:span></text:p>
          </draw:text-box>
        </draw:frame>
        <draw:frame draw:style-name="gr4" draw:text-style-name="P4" draw:layer="layout" svg:width="1.645cm" svg:height="1.419cm" svg:x="13.721cm" svg:y="11.708cm">
          <draw:text-box>
            <text:p text:style-name="P2"><text:span text:style-name="T2">addr_</text:span></text:p>
            <text:p text:style-name="P2"><text:span text:style-name="T2">dec_in</text:span></text:p>
          </draw:text-box>
        </draw:frame>
        <draw:frame draw:style-name="gr5" draw:text-style-name="P4" draw:layer="layout" svg:width="1.294cm" svg:height="1.118cm" svg:x="11.853cm" svg:y="14.139cm">
          <draw:text-box>
            <text:p text:style-name="P2"><text:span text:style-name="T2">reg0</text:span></text:p>
          </draw:text-box>
        </draw:frame>
        <draw:frame draw:style-name="gr6" draw:text-style-name="P5" draw:layer="layout" svg:width="1.751cm" svg:height="0.835cm" svg:x="13.828cm" svg:y="14.13cm">
          <draw:text-box>
            <text:p text:style-name="P2"><text:span text:style-name="T2">reg2</text:span><text:span text:style-name="T3">n</text:span><text:span text:style-name="T2">-1</text:span></text:p>
          </draw:text-box>
        </draw:frame>
        <draw:custom-shape draw:style-name="gr7" draw:text-style-name="P1" draw:layer="layout" svg:width="0.624cm" svg:height="0.749cm" draw:transform="rotate (-1.57079632679579) translate (13.325cm 9.872cm)">
          <text:p text:style-name="P2"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" draw:text-style-name="P1" draw:layer="layout" svg:x1="13.086cm" svg:y1="9.226cm" svg:x2="13.721cm" svg:y2="9.226cm">
          <text:p text:style-name="P2"/>
        </draw:line>
        <draw:frame draw:style-name="gr6" draw:text-style-name="P7" draw:layer="layout" svg:width="0.739cm" svg:height="0.882cm" svg:x="12.859cm" svg:y="13.397cm">
          <draw:text-box>
            <text:p text:style-name="P2"><text:span text:style-name="T5">0</text:span></text:p>
          </draw:text-box>
        </draw:frame>
        <draw:frame draw:style-name="gr6" draw:text-style-name="P7" draw:layer="layout" svg:width="1.251cm" svg:height="0.882cm" svg:x="14.296cm" svg:y="13.398cm">
          <draw:text-box>
            <text:p text:style-name="P2"><text:span text:style-name="T5">2</text:span><text:span text:style-name="T6">n</text:span><text:span text:style-name="T5">-1</text:span></text:p>
          </draw:text-box>
        </draw:frame>
        <draw:frame draw:style-name="gr6" draw:layer="layout" svg:width="1.035cm" svg:height="1.195cm" svg:x="13.348cm" svg:y="13.085cm">
          <draw:text-box>
            <text:p text:style-name="P2">...</text:p>
          </draw:text-box>
        </draw:frame>
        <draw:frame draw:style-name="gr6" draw:layer="layout" svg:width="1.035cm" svg:height="1.195cm" svg:x="12.971cm" svg:y="14.132cm">
          <draw:text-box>
            <text:p text:style-name="P2">...</text:p>
          </draw:text-box>
        </draw:frame>
        <draw:frame draw:style-name="gr6" draw:text-style-name="P5" draw:layer="layout" svg:width="2.123cm" svg:height="0.835cm" svg:x="13.492cm" svg:y="9.643cm">
          <draw:text-box>
            <text:p text:style-name="P2"><text:span text:style-name="T2">unit_addr</text:span></text:p>
          </draw:text-box>
        </draw:frame>
        <draw:frame draw:style-name="gr6" draw:text-style-name="P5" draw:layer="layout" svg:width="1.776cm" svg:height="0.835cm" svg:x="12.136cm" svg:y="8.488cm">
          <draw:text-box>
            <text:p text:style-name="P2"><text:span text:style-name="T2">unit_en</text:span></text:p>
          </draw:text-box>
        </draw:frame>
        <draw:rect draw:style-name="gr1" draw:text-style-name="P1" draw:layer="layout" svg:width="1.27cm" svg:height="1.27cm" svg:x="12.007cm" svg:y="14.306cm">
          <text:p text:style-name="P2"/>
        </draw:rect>
        <draw:line draw:style-name="gr1" draw:text-style-name="P1" draw:layer="layout" svg:x1="13.086cm" svg:y1="9.226cm" svg:x2="13.721cm" svg:y2="9.226cm">
          <text:p text:style-name="P2"/>
        </draw:line>
        <draw:line draw:style-name="gr1" draw:text-style-name="P1" draw:layer="layout" svg:x1="13.068cm" svg:y1="9.226cm" svg:x2="13.068cm" svg:y2="9.861cm">
          <text:p text:style-name="P2"/>
        </draw:line>
        <draw:rect draw:style-name="gr1" draw:text-style-name="P1" draw:layer="layout" svg:width="1.875cm" svg:height="1.27cm" svg:x="13.721cm" svg:y="14.306cm">
          <text:p text:style-name="P2"/>
        </draw:rect>
        <draw:line draw:style-name="gr1" draw:text-style-name="P1" draw:layer="layout" svg:x1="12.943cm" svg:y1="13.036cm" svg:x2="12.943cm" svg:y2="14.306cm">
          <text:p text:style-name="P2"/>
        </draw:line>
        <draw:line draw:style-name="gr1" draw:text-style-name="P1" draw:layer="layout" svg:x1="14.295cm" svg:y1="13.036cm" svg:x2="14.295cm" svg:y2="14.306cm">
          <text:p text:style-name="P2"/>
        </draw:line>
        <draw:rect draw:style-name="gr1" draw:text-style-name="P1" draw:layer="layout" svg:width="1.194cm" svg:height="1.27cm" svg:x="13.739cm" svg:y="8.591cm">
          <text:p text:style-name="P2"/>
        </draw:rect>
        <draw:line draw:style-name="gr9" draw:text-style-name="P1" draw:layer="layout" svg:x1="12.947cm" svg:y1="10.496cm" svg:x2="12.947cm" svg:y2="11.766cm">
          <text:p text:style-name="P2"/>
        </draw:line>
        <draw:rect draw:style-name="gr1" draw:text-style-name="P1" draw:layer="layout" svg:width="1.905cm" svg:height="0.635cm" svg:x="13.779cm" svg:y="7.292cm">
          <text:p text:style-name="P2"/>
        </draw:rect>
        <draw:line draw:style-name="gr9" draw:text-style-name="P1" draw:layer="layout" svg:x1="14.356cm" svg:y1="7.956cm" svg:x2="14.356cm" svg:y2="8.591cm">
          <text:p text:style-name="P2"/>
        </draw:line>
        <draw:rect draw:style-name="gr1" draw:text-style-name="P1" draw:layer="layout" svg:width="1.27cm" svg:height="1.27cm" svg:x="15.852cm" svg:y="14.306cm">
          <text:p text:style-name="P2"/>
        </draw:rect>
        <draw:line draw:style-name="gr9" draw:text-style-name="P1" draw:layer="layout" svg:x1="12.599cm" svg:y1="17.481cm" svg:x2="12.599cm" svg:y2="15.576cm">
          <text:p text:style-name="P2"/>
        </draw:line>
        <draw:line draw:style-name="gr9" draw:text-style-name="P1" draw:layer="layout" svg:x1="14.281cm" svg:y1="17.482cm" svg:x2="14.281cm" svg:y2="15.577cm">
          <text:p text:style-name="P2"/>
        </draw:line>
        <draw:line draw:style-name="gr9" draw:text-style-name="P1" draw:layer="layout" svg:x1="16.545cm" svg:y1="15.576cm" svg:x2="16.545cm" svg:y2="18.116cm">
          <text:p text:style-name="P2"/>
        </draw:line>
        <draw:g>
          <draw:line draw:style-name="gr9" draw:text-style-name="P1" draw:layer="layout" svg:x1="17.122cm" svg:y1="14.709cm" svg:x2="16.69cm" svg:y2="14.925cm">
            <text:p text:style-name="P2"/>
          </draw:line>
          <draw:line draw:style-name="gr9" draw:text-style-name="P1" draw:layer="layout" svg:x1="16.69cm" svg:y1="14.925cm" svg:x2="17.122cm" svg:y2="15.141cm">
            <text:p text:style-name="P2"/>
          </draw:line>
        </draw:g>
        <draw:g>
          <draw:line draw:style-name="gr9" draw:text-style-name="P1" draw:layer="layout" svg:x1="15.608cm" svg:y1="14.708cm" svg:x2="15.176cm" svg:y2="14.924cm">
            <text:p text:style-name="P2"/>
          </draw:line>
          <draw:line draw:style-name="gr9" draw:text-style-name="P1" draw:layer="layout" svg:x1="15.176cm" svg:y1="14.924cm" svg:x2="15.608cm" svg:y2="15.14cm">
            <text:p text:style-name="P2"/>
          </draw:line>
        </draw:g>
        <draw:g>
          <draw:line draw:style-name="gr9" draw:text-style-name="P1" draw:layer="layout" svg:x1="13.231cm" svg:y1="14.706cm" svg:x2="12.799cm" svg:y2="14.922cm">
            <text:p text:style-name="P2"/>
          </draw:line>
          <draw:line draw:style-name="gr9" draw:text-style-name="P1" draw:layer="layout" svg:x1="12.799cm" svg:y1="14.922cm" svg:x2="13.231cm" svg:y2="15.138cm">
            <text:p text:style-name="P2"/>
          </draw:line>
        </draw:g>
        <draw:g>
          <draw:line draw:style-name="gr9" draw:text-style-name="P1" draw:layer="layout" svg:x1="11.387cm" svg:y1="14.68cm" svg:x2="10.955cm" svg:y2="14.896cm">
            <text:p text:style-name="P2"/>
          </draw:line>
          <draw:line draw:style-name="gr9" draw:text-style-name="P1" draw:layer="layout" svg:x1="10.955cm" svg:y1="14.896cm" svg:x2="11.387cm" svg:y2="15.112cm">
            <text:p text:style-name="P2"/>
          </draw:line>
        </draw:g>
        <draw:rect draw:style-name="gr1" draw:text-style-name="P1" draw:layer="layout" svg:width="1.27cm" svg:height="1.27cm" svg:x="10.122cm" svg:y="14.306cm">
          <text:p text:style-name="P2"/>
        </draw:rect>
        <draw:rect draw:style-name="gr1" draw:text-style-name="P1" draw:layer="layout" svg:width="1.598cm" svg:height="1.27cm" svg:x="10.131cm" svg:y="7.301cm">
          <text:p text:style-name="P2"/>
        </draw:rect>
        <draw:line draw:style-name="gr9" draw:text-style-name="P1" draw:layer="layout" svg:x1="10.949cm" svg:y1="8.591cm" svg:x2="10.949cm" svg:y2="10.496cm">
          <text:p text:style-name="P2"/>
        </draw:line>
        <draw:custom-shape draw:style-name="gr7" draw:text-style-name="P1" draw:layer="layout" svg:width="0.687cm" svg:height="0.846cm" draw:transform="rotate (1.5707963267946) translate (10.19cm 13.117cm)">
          <text:p text:style-name="P2"/>
          <draw:enhanced-geometry svg:viewBox="0 0 21600 21600" draw:mirror-vertical="false" draw:mirror-horizontal="true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9" draw:text-style-name="P1" draw:layer="layout" svg:x1="10.662cm" svg:y1="13.123cm" svg:x2="10.662cm" svg:y2="13.758cm">
          <text:p text:style-name="P2"/>
        </draw:line>
        <draw:frame draw:style-name="gr6" draw:text-style-name="P10" draw:layer="layout" svg:width="2.445cm" svg:height="0.835cm" draw:transform="rotate (1.5707963267946) translate (10.488cm 17.931cm)">
          <draw:text-box>
            <text:p text:style-name="P2"><text:span text:style-name="T8">(valid read)</text:span></text:p>
          </draw:text-box>
        </draw:frame>
        <draw:frame draw:style-name="gr6" draw:text-style-name="P7" draw:layer="layout" svg:width="0.739cm" svg:height="0.882cm" svg:x="11.077cm" svg:y="8.341cm">
          <draw:text-box>
            <text:p text:style-name="P2"><text:span text:style-name="T5">n</text:span></text:p>
          </draw:text-box>
        </draw:frame>
        <draw:line draw:style-name="gr1" draw:text-style-name="P1" draw:layer="layout" svg:x1="10.575cm" svg:y1="9.658cm" svg:x2="11.21cm" svg:y2="9.023cm">
          <text:p text:style-name="P2"/>
        </draw:line>
        <draw:frame draw:style-name="gr10" draw:text-style-name="P10" draw:layer="layout" svg:width="1.497cm" svg:height="0.835cm" draw:transform="rotate (1.5707963267946) translate (11.355cm 11.917cm)">
          <draw:text-box>
            <text:p text:style-name="P2"><text:span text:style-name="T8">rd_en</text:span></text:p>
          </draw:text-box>
        </draw:frame>
        <draw:frame draw:style-name="gr6" draw:text-style-name="P9" draw:layer="layout" svg:width="1.065cm" svg:height="1.419cm" svg:x="11.181cm" svg:y="11.708cm">
          <draw:text-box>
            <text:p text:style-name="P2"><text:span text:style-name="T8">rd_</text:span></text:p>
            <text:p text:style-name="P2"><text:span text:style-name="T8">en</text:span></text:p>
          </draw:text-box>
        </draw:frame>
        <draw:line draw:style-name="gr9" draw:text-style-name="P1" draw:layer="layout" svg:x1="11.613cm" svg:y1="11.766cm" svg:x2="11.613cm" svg:y2="10.496cm">
          <text:p text:style-name="P2"/>
        </draw:line>
        <draw:line draw:style-name="gr9" draw:text-style-name="P1" draw:layer="layout" svg:x1="10.952cm" svg:y1="10.496cm" svg:x2="11.587cm" svg:y2="10.496cm">
          <text:p text:style-name="P2"/>
        </draw:line>
        <draw:line draw:style-name="gr9" draw:text-style-name="P1" draw:layer="layout" svg:x1="13.086cm" svg:y1="9.226cm" svg:x2="13.721cm" svg:y2="9.226cm">
          <text:p text:style-name="P2"/>
        </draw:line>
        <draw:line draw:style-name="gr9" draw:text-style-name="P1" draw:layer="layout" svg:x1="14.646cm" svg:y1="18.116cm" svg:x2="16.551cm" svg:y2="18.116cm">
          <text:p text:style-name="P2"/>
        </draw:line>
        <draw:line draw:style-name="gr9" draw:text-style-name="P1" draw:layer="layout" svg:x1="10.662cm" svg:y1="14.306cm" svg:x2="10.662cm" svg:y2="13.671cm">
          <text:p text:style-name="P2"/>
        </draw:line>
        <draw:line draw:style-name="gr9" draw:text-style-name="P1" draw:layer="layout" svg:x1="10.256cm" svg:y1="12.488cm" svg:x2="10.256cm" svg:y2="10.583cm">
          <text:p text:style-name="P2"/>
        </draw:line>
        <draw:line draw:style-name="gr9" draw:text-style-name="P1" draw:layer="layout" svg:x1="13.087cm" svg:y1="9.226cm" svg:x2="13.722cm" svg:y2="9.226cm">
          <text:p text:style-name="P2"/>
        </draw:line>
        <draw:line draw:style-name="gr9" draw:text-style-name="P1" draw:layer="layout" svg:x1="10.285cm" svg:y1="11.885cm" svg:x2="10.92cm" svg:y2="11.885cm">
          <text:p text:style-name="P2"/>
        </draw:line>
        <draw:line draw:style-name="gr1" draw:text-style-name="P1" draw:layer="layout" svg:x1="10.923cm" svg:y1="11.882cm" svg:x2="10.923cm" svg:y2="12.517cm">
          <text:p text:style-name="P2"/>
        </draw:line>
        <draw:line draw:style-name="gr9" draw:text-style-name="P1" draw:layer="layout" svg:x1="10.256cm" svg:y1="10.612cm" svg:x2="10.256cm" svg:y2="9.977cm">
          <text:p text:style-name="P2"/>
        </draw:line>
        <draw:line draw:style-name="gr9" draw:text-style-name="P1" draw:layer="layout" svg:x1="10.285cm" svg:y1="9.977cm" svg:x2="10.92cm" svg:y2="9.977cm">
          <text:p text:style-name="P2"/>
        </draw:line>
        <draw:rect draw:style-name="gr1" draw:text-style-name="P1" draw:layer="layout" svg:width="4.042cm" svg:height="1.27cm" svg:x="20.042cm" svg:y="11.795cm">
          <text:p text:style-name="P2"/>
        </draw:rect>
        <draw:frame draw:style-name="gr2" draw:text-style-name="P2" draw:layer="layout" svg:width="1.603cm" svg:height="1.195cm" svg:x="22.234cm" svg:y="8.62cm">
          <draw:text-box>
            <text:p text:style-name="P2"><text:s text:c="2"/>==</text:p>
          </draw:text-box>
        </draw:frame>
        <draw:frame draw:style-name="gr3" draw:text-style-name="P3" draw:layer="layout" svg:width="1.764cm" svg:height="1.419cm" svg:x="21.372cm" svg:y="11.766cm">
          <draw:text-box>
            <text:p text:style-name="P2"><text:span text:style-name="T1">wr_</text:span></text:p>
            <text:p text:style-name="P2"><text:span text:style-name="T1">en</text:span></text:p>
          </draw:text-box>
        </draw:frame>
        <draw:frame draw:style-name="gr4" draw:text-style-name="P4" draw:layer="layout" svg:width="1.645cm" svg:height="1.419cm" svg:x="22.582cm" svg:y="11.737cm">
          <draw:text-box>
            <text:p text:style-name="P2"><text:span text:style-name="T2">addr_</text:span></text:p>
            <text:p text:style-name="P2"><text:span text:style-name="T2">dec_in</text:span></text:p>
          </draw:text-box>
        </draw:frame>
        <draw:frame draw:style-name="gr5" draw:text-style-name="P4" draw:layer="layout" svg:width="1.294cm" svg:height="1.118cm" svg:x="20.714cm" svg:y="14.168cm">
          <draw:text-box>
            <text:p text:style-name="P2"><text:span text:style-name="T2">reg0</text:span></text:p>
          </draw:text-box>
        </draw:frame>
        <draw:frame draw:style-name="gr6" draw:text-style-name="P5" draw:layer="layout" svg:width="1.751cm" svg:height="0.835cm" svg:x="22.689cm" svg:y="14.159cm">
          <draw:text-box>
            <text:p text:style-name="P2"><text:span text:style-name="T2">reg2</text:span><text:span text:style-name="T3">n</text:span><text:span text:style-name="T2">-1</text:span></text:p>
          </draw:text-box>
        </draw:frame>
        <draw:custom-shape draw:style-name="gr7" draw:text-style-name="P1" draw:layer="layout" svg:width="0.624cm" svg:height="0.749cm" draw:transform="rotate (-1.57079632679579) translate (22.186cm 9.901cm)">
          <text:p text:style-name="P2"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" draw:text-style-name="P1" draw:layer="layout" svg:x1="21.947cm" svg:y1="9.255cm" svg:x2="22.582cm" svg:y2="9.255cm">
          <text:p text:style-name="P2"/>
        </draw:line>
        <draw:frame draw:style-name="gr6" draw:text-style-name="P7" draw:layer="layout" svg:width="0.739cm" svg:height="0.882cm" svg:x="21.72cm" svg:y="13.455cm">
          <draw:text-box>
            <text:p text:style-name="P2"><text:span text:style-name="T5">0</text:span></text:p>
          </draw:text-box>
        </draw:frame>
        <draw:frame draw:style-name="gr6" draw:text-style-name="P7" draw:layer="layout" svg:width="1.251cm" svg:height="0.882cm" svg:x="23.157cm" svg:y="13.427cm">
          <draw:text-box>
            <text:p text:style-name="P2"><text:span text:style-name="T5">2</text:span><text:span text:style-name="T6">n</text:span><text:span text:style-name="T5">-1</text:span></text:p>
          </draw:text-box>
        </draw:frame>
        <draw:frame draw:style-name="gr6" draw:layer="layout" svg:width="1.035cm" svg:height="1.195cm" svg:x="22.209cm" svg:y="13.114cm">
          <draw:text-box>
            <text:p text:style-name="P2">...</text:p>
          </draw:text-box>
        </draw:frame>
        <draw:frame draw:style-name="gr6" draw:layer="layout" svg:width="1.035cm" svg:height="1.195cm" svg:x="21.832cm" svg:y="14.161cm">
          <draw:text-box>
            <text:p text:style-name="P2">...</text:p>
          </draw:text-box>
        </draw:frame>
        <draw:frame draw:style-name="gr6" draw:text-style-name="P5" draw:layer="layout" svg:width="2.123cm" svg:height="0.835cm" svg:x="22.353cm" svg:y="9.672cm">
          <draw:text-box>
            <text:p text:style-name="P2"><text:span text:style-name="T2">unit_addr</text:span></text:p>
          </draw:text-box>
        </draw:frame>
        <draw:frame draw:style-name="gr6" draw:text-style-name="P5" draw:layer="layout" svg:width="1.776cm" svg:height="0.835cm" svg:x="20.997cm" svg:y="8.517cm">
          <draw:text-box>
            <text:p text:style-name="P2"><text:span text:style-name="T2">unit_en</text:span></text:p>
          </draw:text-box>
        </draw:frame>
        <draw:rect draw:style-name="gr1" draw:text-style-name="P1" draw:layer="layout" svg:width="1.27cm" svg:height="1.27cm" svg:x="20.868cm" svg:y="14.335cm">
          <text:p text:style-name="P2"/>
        </draw:rect>
        <draw:line draw:style-name="gr1" draw:text-style-name="P1" draw:layer="layout" svg:x1="21.947cm" svg:y1="9.255cm" svg:x2="22.582cm" svg:y2="9.255cm">
          <text:p text:style-name="P2"/>
        </draw:line>
        <draw:line draw:style-name="gr1" draw:text-style-name="P1" draw:layer="layout" svg:x1="21.958cm" svg:y1="9.255cm" svg:x2="21.958cm" svg:y2="9.89cm">
          <text:p text:style-name="P2"/>
        </draw:line>
        <draw:rect draw:style-name="gr1" draw:text-style-name="P1" draw:layer="layout" svg:width="1.875cm" svg:height="1.27cm" svg:x="22.582cm" svg:y="14.335cm">
          <text:p text:style-name="P2"/>
        </draw:rect>
        <draw:line draw:style-name="gr1" draw:text-style-name="P1" draw:layer="layout" svg:x1="21.804cm" svg:y1="13.065cm" svg:x2="21.804cm" svg:y2="14.335cm">
          <text:p text:style-name="P2"/>
        </draw:line>
        <draw:line draw:style-name="gr1" draw:text-style-name="P1" draw:layer="layout" svg:x1="23.156cm" svg:y1="13.065cm" svg:x2="23.156cm" svg:y2="14.335cm">
          <text:p text:style-name="P2"/>
        </draw:line>
        <draw:rect draw:style-name="gr1" draw:text-style-name="P1" draw:layer="layout" svg:width="1.194cm" svg:height="1.27cm" svg:x="22.6cm" svg:y="8.62cm">
          <text:p text:style-name="P2"/>
        </draw:rect>
        <draw:line draw:style-name="gr9" draw:text-style-name="P1" draw:layer="layout" svg:x1="21.808cm" svg:y1="10.525cm" svg:x2="21.808cm" svg:y2="11.795cm">
          <text:p text:style-name="P2"/>
        </draw:line>
        <draw:rect draw:style-name="gr1" draw:text-style-name="P1" draw:layer="layout" svg:width="1.905cm" svg:height="0.635cm" svg:x="22.64cm" svg:y="7.321cm">
          <text:p text:style-name="P2"/>
        </draw:rect>
        <draw:line draw:style-name="gr9" draw:text-style-name="P1" draw:layer="layout" svg:x1="23.217cm" svg:y1="7.985cm" svg:x2="23.217cm" svg:y2="8.62cm">
          <text:p text:style-name="P2"/>
        </draw:line>
        <draw:rect draw:style-name="gr1" draw:text-style-name="P1" draw:layer="layout" svg:width="1.27cm" svg:height="1.27cm" svg:x="24.713cm" svg:y="14.335cm">
          <text:p text:style-name="P2"/>
        </draw:rect>
        <draw:line draw:style-name="gr9" draw:text-style-name="P1" draw:layer="layout" svg:x1="21.46cm" svg:y1="17.51cm" svg:x2="21.46cm" svg:y2="15.605cm">
          <text:p text:style-name="P2"/>
        </draw:line>
        <draw:line draw:style-name="gr9" draw:text-style-name="P1" draw:layer="layout" svg:x1="23.142cm" svg:y1="17.511cm" svg:x2="23.142cm" svg:y2="15.606cm">
          <text:p text:style-name="P2"/>
        </draw:line>
        <draw:line draw:style-name="gr9" draw:text-style-name="P1" draw:layer="layout" svg:x1="25.406cm" svg:y1="15.605cm" svg:x2="25.406cm" svg:y2="18.145cm">
          <text:p text:style-name="P2"/>
        </draw:line>
        <draw:g>
          <draw:line draw:style-name="gr9" draw:text-style-name="P1" draw:layer="layout" svg:x1="25.983cm" svg:y1="14.738cm" svg:x2="25.551cm" svg:y2="14.954cm">
            <text:p text:style-name="P2"/>
          </draw:line>
          <draw:line draw:style-name="gr9" draw:text-style-name="P1" draw:layer="layout" svg:x1="25.551cm" svg:y1="14.954cm" svg:x2="25.983cm" svg:y2="15.17cm">
            <text:p text:style-name="P2"/>
          </draw:line>
        </draw:g>
        <draw:g>
          <draw:line draw:style-name="gr9" draw:text-style-name="P1" draw:layer="layout" svg:x1="24.469cm" svg:y1="14.737cm" svg:x2="24.037cm" svg:y2="14.953cm">
            <text:p text:style-name="P2"/>
          </draw:line>
          <draw:line draw:style-name="gr9" draw:text-style-name="P1" draw:layer="layout" svg:x1="24.037cm" svg:y1="14.953cm" svg:x2="24.469cm" svg:y2="15.169cm">
            <text:p text:style-name="P2"/>
          </draw:line>
        </draw:g>
        <draw:g>
          <draw:line draw:style-name="gr9" draw:text-style-name="P1" draw:layer="layout" svg:x1="22.092cm" svg:y1="14.735cm" svg:x2="21.66cm" svg:y2="14.951cm">
            <text:p text:style-name="P2"/>
          </draw:line>
          <draw:line draw:style-name="gr9" draw:text-style-name="P1" draw:layer="layout" svg:x1="21.66cm" svg:y1="14.951cm" svg:x2="22.092cm" svg:y2="15.167cm">
            <text:p text:style-name="P2"/>
          </draw:line>
        </draw:g>
        <draw:g>
          <draw:line draw:style-name="gr9" draw:text-style-name="P1" draw:layer="layout" svg:x1="20.248cm" svg:y1="14.709cm" svg:x2="19.816cm" svg:y2="14.925cm">
            <text:p text:style-name="P2"/>
          </draw:line>
          <draw:line draw:style-name="gr9" draw:text-style-name="P1" draw:layer="layout" svg:x1="19.816cm" svg:y1="14.925cm" svg:x2="20.248cm" svg:y2="15.141cm">
            <text:p text:style-name="P2"/>
          </draw:line>
        </draw:g>
        <draw:rect draw:style-name="gr1" draw:text-style-name="P1" draw:layer="layout" svg:width="1.27cm" svg:height="1.27cm" svg:x="18.983cm" svg:y="14.335cm">
          <text:p text:style-name="P2"/>
        </draw:rect>
        <draw:rect draw:style-name="gr1" draw:text-style-name="P1" draw:layer="layout" svg:width="1.598cm" svg:height="1.27cm" svg:x="18.992cm" svg:y="7.33cm">
          <text:p text:style-name="P2"/>
        </draw:rect>
        <draw:line draw:style-name="gr9" draw:text-style-name="P1" draw:layer="layout" svg:x1="19.81cm" svg:y1="8.62cm" svg:x2="19.81cm" svg:y2="10.525cm">
          <text:p text:style-name="P2"/>
        </draw:line>
        <draw:custom-shape draw:style-name="gr7" draw:text-style-name="P1" draw:layer="layout" svg:width="0.687cm" svg:height="0.846cm" draw:transform="rotate (1.5707963267946) translate (19.051cm 13.146cm)">
          <text:p text:style-name="P2"/>
          <draw:enhanced-geometry svg:viewBox="0 0 21600 21600" draw:mirror-vertical="false" draw:mirror-horizontal="true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9" draw:text-style-name="P1" draw:layer="layout" svg:x1="19.523cm" svg:y1="13.152cm" svg:x2="19.523cm" svg:y2="13.787cm">
          <text:p text:style-name="P2"/>
        </draw:line>
        <draw:frame draw:style-name="gr6" draw:text-style-name="P10" draw:layer="layout" svg:width="2.445cm" svg:height="0.835cm" draw:transform="rotate (1.5707963267946) translate (19.349cm 17.96cm)">
          <draw:text-box>
            <text:p text:style-name="P2"><text:span text:style-name="T8">(valid read)</text:span></text:p>
          </draw:text-box>
        </draw:frame>
        <draw:frame draw:style-name="gr6" draw:text-style-name="P7" draw:layer="layout" svg:width="0.739cm" svg:height="0.882cm" svg:x="19.938cm" svg:y="8.37cm">
          <draw:text-box>
            <text:p text:style-name="P2"><text:span text:style-name="T5">n</text:span></text:p>
          </draw:text-box>
        </draw:frame>
        <draw:line draw:style-name="gr1" draw:text-style-name="P1" draw:layer="layout" svg:x1="19.436cm" svg:y1="9.687cm" svg:x2="20.071cm" svg:y2="9.052cm">
          <text:p text:style-name="P2"/>
        </draw:line>
        <draw:frame draw:style-name="gr10" draw:text-style-name="P10" draw:layer="layout" svg:width="1.497cm" svg:height="0.835cm" draw:transform="rotate (1.5707963267946) translate (20.216cm 11.946cm)">
          <draw:text-box>
            <text:p text:style-name="P2"><text:span text:style-name="T8">rd_en</text:span></text:p>
          </draw:text-box>
        </draw:frame>
        <draw:frame draw:style-name="gr6" draw:text-style-name="P9" draw:layer="layout" svg:width="1.065cm" svg:height="1.419cm" svg:x="20.042cm" svg:y="11.737cm">
          <draw:text-box>
            <text:p text:style-name="P2"><text:span text:style-name="T8">rd_</text:span></text:p>
            <text:p text:style-name="P2"><text:span text:style-name="T8">en</text:span></text:p>
          </draw:text-box>
        </draw:frame>
        <draw:line draw:style-name="gr9" draw:text-style-name="P1" draw:layer="layout" svg:x1="20.474cm" svg:y1="11.795cm" svg:x2="20.474cm" svg:y2="10.525cm">
          <text:p text:style-name="P2"/>
        </draw:line>
        <draw:line draw:style-name="gr9" draw:text-style-name="P1" draw:layer="layout" svg:x1="19.813cm" svg:y1="10.525cm" svg:x2="20.448cm" svg:y2="10.525cm">
          <text:p text:style-name="P2"/>
        </draw:line>
        <draw:line draw:style-name="gr9" draw:text-style-name="P1" draw:layer="layout" svg:x1="21.947cm" svg:y1="9.255cm" svg:x2="22.582cm" svg:y2="9.255cm">
          <text:p text:style-name="P2"/>
        </draw:line>
        <draw:line draw:style-name="gr9" draw:text-style-name="P1" draw:layer="layout" svg:x1="23.507cm" svg:y1="18.145cm" svg:x2="25.412cm" svg:y2="18.145cm">
          <text:p text:style-name="P2"/>
        </draw:line>
        <draw:line draw:style-name="gr9" draw:text-style-name="P1" draw:layer="layout" svg:x1="19.523cm" svg:y1="14.335cm" svg:x2="19.523cm" svg:y2="13.7cm">
          <text:p text:style-name="P2"/>
        </draw:line>
        <draw:line draw:style-name="gr9" draw:text-style-name="P1" draw:layer="layout" svg:x1="19.117cm" svg:y1="12.517cm" svg:x2="19.117cm" svg:y2="10.612cm">
          <text:p text:style-name="P2"/>
        </draw:line>
        <draw:line draw:style-name="gr9" draw:text-style-name="P1" draw:layer="layout" svg:x1="21.948cm" svg:y1="9.255cm" svg:x2="22.583cm" svg:y2="9.255cm">
          <text:p text:style-name="P2"/>
        </draw:line>
        <draw:line draw:style-name="gr9" draw:text-style-name="P1" draw:layer="layout" svg:x1="19.146cm" svg:y1="11.914cm" svg:x2="19.781cm" svg:y2="11.914cm">
          <text:p text:style-name="P2"/>
        </draw:line>
        <draw:line draw:style-name="gr1" draw:text-style-name="P1" draw:layer="layout" svg:x1="19.784cm" svg:y1="11.911cm" svg:x2="19.784cm" svg:y2="12.546cm">
          <text:p text:style-name="P2"/>
        </draw:line>
        <draw:line draw:style-name="gr9" draw:text-style-name="P1" draw:layer="layout" svg:x1="19.117cm" svg:y1="10.641cm" svg:x2="19.117cm" svg:y2="10.006cm">
          <text:p text:style-name="P2"/>
        </draw:line>
        <draw:line draw:style-name="gr9" draw:text-style-name="P1" draw:layer="layout" svg:x1="19.146cm" svg:y1="10.006cm" svg:x2="19.781cm" svg:y2="10.006cm">
          <text:p text:style-name="P2"/>
        </draw:line>
        <draw:custom-shape draw:style-name="gr7" draw:text-style-name="P1" draw:layer="layout" svg:width="3.175cm" svg:height="1.27cm" svg:x="11.795cm" svg:y="17.51cm">
          <text:p text:style-name="P2"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1" draw:layer="layout" svg:width="3.175cm" svg:height="1.27cm" svg:x="20.685cm" svg:y="17.51cm">
          <text:p text:style-name="P2"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6" draw:text-style-name="P9" draw:layer="layout" svg:width="2.233cm" svg:height="0.835cm" svg:x="23.387cm" svg:y="18.145cm">
          <draw:text-box>
            <text:p text:style-name="P2"><text:span text:style-name="T8">addr_mux</text:span></text:p>
          </draw:text-box>
        </draw:frame>
        <draw:frame draw:style-name="gr6" draw:text-style-name="P9" draw:layer="layout" svg:width="2.233cm" svg:height="0.835cm" svg:x="14.555cm" svg:y="17.971cm">
          <draw:text-box>
            <text:p text:style-name="P2"><text:span text:style-name="T8">addr_mux</text:span></text:p>
          </draw:text-box>
        </draw:frame>
        <draw:frame draw:style-name="gr6" draw:text-style-name="P9" draw:layer="layout" svg:width="2.949cm" svg:height="0.835cm" svg:x="9.89cm" svg:y="6.631cm">
          <draw:text-box>
            <text:p text:style-name="P2"><text:span text:style-name="T8">command dec</text:span></text:p>
          </draw:text-box>
        </draw:frame>
        <draw:frame draw:style-name="gr6" draw:text-style-name="P9" draw:layer="layout" svg:width="1.645cm" svg:height="0.835cm" svg:x="13.583cm" svg:y="6.599cm">
          <draw:text-box>
            <text:p text:style-name="P2"><text:span text:style-name="T8">unit_id</text:span></text:p>
          </draw:text-box>
        </draw:frame>
        <draw:frame draw:style-name="gr6" draw:text-style-name="P10" draw:layer="layout" svg:width="1.26cm" svg:height="0.835cm" draw:transform="rotate (1.5707963267946) translate (9.89cm 16.759cm)">
          <draw:text-box>
            <text:p text:style-name="P2"><text:span text:style-name="T8">rd_v</text:span></text:p>
          </draw:text-box>
        </draw:frame>
        <draw:frame draw:style-name="gr6" draw:text-style-name="P10" draw:layer="layout" svg:width="1.26cm" svg:height="0.835cm" draw:transform="rotate (1.5707963267946) translate (18.78cm 16.875cm)">
          <draw:text-box>
            <text:p text:style-name="P2"><text:span text:style-name="T8">rd_v</text:span></text:p>
          </draw:text-box>
        </draw:frame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5.335cm" svg:height="1.04cm" svg:x="7.912cm" svg:y="9.516cm">
          <text:p text:style-name="P2"/>
        </draw:rect>
        <draw:frame draw:style-name="gr11" draw:text-style-name="P2" draw:layer="layout" svg:width="1.21cm" svg:height="1.789cm" svg:x="11.826cm" svg:y="4.949cm">
          <draw:text-box>
            <text:p text:style-name="P2"><text:s/><text:span text:style-name="T9"><text:s/></text:span><text:span text:style-name="T9">==</text:span></text:p>
          </draw:text-box>
        </draw:frame>
        <draw:frame draw:style-name="gr12" draw:text-style-name="P11" draw:layer="layout" svg:width="1.225cm" svg:height="1.073cm" svg:x="8.448cm" svg:y="12.069cm">
          <draw:text-box>
            <text:p text:style-name="P2"><text:span text:style-name="T10">reg0</text:span></text:p>
          </draw:text-box>
        </draw:frame>
        <draw:frame draw:style-name="gr13" draw:text-style-name="P11" draw:layer="layout" svg:width="1.428cm" svg:height="1.25cm" svg:x="11.126cm" svg:y="12.086cm">
          <draw:text-box>
            <text:p text:style-name="P2"><text:span text:style-name="T10">reg2</text:span><text:span text:style-name="T11">n</text:span><text:span text:style-name="T10">-1</text:span></text:p>
          </draw:text-box>
        </draw:frame>
        <draw:custom-shape draw:style-name="gr7" draw:text-style-name="P1" draw:layer="layout" svg:width="0.824cm" svg:height="0.99cm" draw:transform="rotate (-1.57079632679579) translate (10.495cm 7.791cm)">
          <text:p text:style-name="P2"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" draw:text-style-name="P1" draw:layer="layout" svg:x1="9.986cm" svg:y1="9.471cm" svg:x2="9.986cm" svg:y2="8.633cm">
          <text:p text:style-name="P2"/>
        </draw:line>
        <draw:frame draw:style-name="gr14" draw:text-style-name="P12" draw:layer="layout" svg:width="0.838cm" svg:height="1.076cm" svg:x="9.341cm" svg:y="10.515cm">
          <draw:text-box>
            <text:p text:style-name="P2"><text:span text:style-name="T9">0</text:span></text:p>
          </draw:text-box>
        </draw:frame>
        <draw:frame draw:style-name="gr15" draw:text-style-name="P12" draw:layer="layout" svg:width="0.998cm" svg:height="0.745cm" svg:x="11.93cm" svg:y="10.523cm">
          <draw:text-box>
            <text:p text:style-name="P2"><text:span text:style-name="T9">2</text:span><text:span text:style-name="T12">n</text:span><text:span text:style-name="T9">-1</text:span></text:p>
          </draw:text-box>
        </draw:frame>
        <draw:frame draw:style-name="gr16" draw:text-style-name="P2" draw:layer="layout" svg:width="1.035cm" svg:height="1.195cm" svg:x="10.247cm" svg:y="10.083cm">
          <draw:text-box>
            <text:p text:style-name="P2">...</text:p>
          </draw:text-box>
        </draw:frame>
        <draw:frame draw:style-name="gr17" draw:text-style-name="P2" draw:layer="layout" svg:width="1.549cm" svg:height="1.788cm" svg:x="10.229cm" svg:y="11.771cm">
          <draw:text-box>
            <text:p text:style-name="P2">...</text:p>
          </draw:text-box>
        </draw:frame>
        <draw:frame draw:style-name="gr18" draw:text-style-name="P11" draw:layer="layout" svg:width="1.425cm" svg:height="0.741cm" svg:x="12.02cm" svg:y="5.959cm">
          <draw:text-box>
            <text:p text:style-name="P2"><text:span text:style-name="T10">unit_en</text:span></text:p>
          </draw:text-box>
        </draw:frame>
        <draw:rect draw:style-name="gr8" draw:text-style-name="P1" draw:layer="layout" svg:width="13.335cm" svg:height="15.24cm" svg:x="3.54cm" svg:y="2.905cm">
          <text:p text:style-name="P2"/>
        </draw:rect>
        <draw:rect draw:style-name="gr1" draw:text-style-name="P1" draw:layer="layout" svg:width="1.655cm" svg:height="0.862cm" svg:x="8.558cm" svg:y="12.249cm">
          <text:p text:style-name="P2"/>
        </draw:rect>
        <draw:rect draw:style-name="gr1" draw:text-style-name="P1" draw:layer="layout" svg:width="1.542cm" svg:height="0.862cm" svg:x="11.268cm" svg:y="12.249cm">
          <text:p text:style-name="P2"/>
        </draw:rect>
        <draw:line draw:style-name="gr1" draw:text-style-name="P1" draw:layer="layout" svg:x1="9.382cm" svg:y1="10.554cm" svg:x2="9.382cm" svg:y2="12.23cm">
          <text:p text:style-name="P2"/>
        </draw:line>
        <draw:line draw:style-name="gr1" draw:text-style-name="P1" draw:layer="layout" svg:x1="12.022cm" svg:y1="10.554cm" svg:x2="12.022cm" svg:y2="12.23cm">
          <text:p text:style-name="P2"/>
        </draw:line>
        <draw:rect draw:style-name="gr1" draw:text-style-name="P1" draw:layer="layout" svg:width="1.574cm" svg:height="0.786cm" svg:x="11.661cm" svg:y="5.294cm">
          <text:p text:style-name="P2"/>
        </draw:rect>
        <draw:rect draw:style-name="gr1" draw:text-style-name="P1" draw:layer="layout" svg:width="2.515cm" svg:height="0.838cm" svg:x="10.89cm" svg:y="3.611cm">
          <text:p text:style-name="P2"/>
        </draw:rect>
        <draw:frame draw:style-name="gr19" draw:text-style-name="P12" draw:layer="layout" svg:width="1.377cm" svg:height="0.679cm" svg:x="12.323cm" svg:y="3.05cm">
          <draw:text-box>
            <text:p text:style-name="P2"><text:span text:style-name="T9">unit_id</text:span></text:p>
          </draw:text-box>
        </draw:frame>
        <draw:line draw:style-name="gr9" draw:text-style-name="P1" draw:layer="layout" svg:x1="12.692cm" svg:y1="4.457cm" svg:x2="12.692cm" svg:y2="5.295cm">
          <text:p text:style-name="P2"/>
        </draw:line>
        <draw:rect draw:style-name="gr1" draw:text-style-name="P1" draw:layer="layout" svg:width="1.677cm" svg:height="0.862cm" svg:x="14.076cm" svg:y="12.311cm">
          <text:p text:style-name="P2"/>
        </draw:rect>
        <draw:custom-shape draw:style-name="gr7" draw:text-style-name="P1" draw:layer="layout" svg:width="4.189cm" svg:height="1.676cm" svg:x="8.627cm" svg:y="15.667cm">
          <text:p text:style-name="P2"/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line draw:style-name="gr9" draw:text-style-name="P1" draw:layer="layout" svg:x1="9.381cm" svg:y1="15.663cm" svg:x2="9.381cm" svg:y2="13.149cm">
          <text:p text:style-name="P2"/>
        </draw:line>
        <draw:line draw:style-name="gr9" draw:text-style-name="P1" draw:layer="layout" svg:x1="12.066cm" svg:y1="15.623cm" svg:x2="12.066cm" svg:y2="13.109cm">
          <text:p text:style-name="P2"/>
        </draw:line>
        <draw:line draw:style-name="gr9" draw:text-style-name="P1" draw:layer="layout" svg:x1="14.93cm" svg:y1="13.18cm" svg:x2="14.93cm" svg:y2="16.532cm">
          <text:p text:style-name="P2"/>
        </draw:line>
        <draw:g>
          <draw:line draw:style-name="gr9" draw:text-style-name="P1" draw:layer="layout" svg:x1="15.753cm" svg:y1="12.47cm" svg:x2="15.183cm" svg:y2="12.755cm">
            <text:p text:style-name="P2"/>
          </draw:line>
          <draw:line draw:style-name="gr9" draw:text-style-name="P1" draw:layer="layout" svg:x1="15.183cm" svg:y1="12.755cm" svg:x2="15.753cm" svg:y2="13.04cm">
            <text:p text:style-name="P2"/>
          </draw:line>
        </draw:g>
        <draw:g>
          <draw:line draw:style-name="gr9" draw:text-style-name="P1" draw:layer="layout" svg:x1="12.827cm" svg:y1="12.407cm" svg:x2="12.257cm" svg:y2="12.692cm">
            <text:p text:style-name="P2"/>
          </draw:line>
          <draw:line draw:style-name="gr9" draw:text-style-name="P1" draw:layer="layout" svg:x1="12.257cm" svg:y1="12.692cm" svg:x2="12.827cm" svg:y2="12.977cm">
            <text:p text:style-name="P2"/>
          </draw:line>
        </draw:g>
        <draw:g>
          <draw:line draw:style-name="gr9" draw:text-style-name="P1" draw:layer="layout" svg:x1="10.182cm" svg:y1="12.404cm" svg:x2="9.612cm" svg:y2="12.689cm">
            <text:p text:style-name="P2"/>
          </draw:line>
          <draw:line draw:style-name="gr9" draw:text-style-name="P1" draw:layer="layout" svg:x1="9.612cm" svg:y1="12.689cm" svg:x2="10.182cm" svg:y2="12.974cm">
            <text:p text:style-name="P2"/>
          </draw:line>
        </draw:g>
        <draw:g>
          <draw:line draw:style-name="gr9" draw:text-style-name="P1" draw:layer="layout" svg:x1="7.75cm" svg:y1="12.37cm" svg:x2="7.18cm" svg:y2="12.655cm">
            <text:p text:style-name="P2"/>
          </draw:line>
          <draw:line draw:style-name="gr9" draw:text-style-name="P1" draw:layer="layout" svg:x1="7.18cm" svg:y1="12.655cm" svg:x2="7.75cm" svg:y2="12.94cm">
            <text:p text:style-name="P2"/>
          </draw:line>
        </draw:g>
        <draw:rect draw:style-name="gr1" draw:text-style-name="P1" draw:layer="layout" svg:width="1.675cm" svg:height="0.862cm" svg:x="6.081cm" svg:y="12.218cm">
          <text:p text:style-name="P2"/>
        </draw:rect>
        <draw:rect draw:style-name="gr1" draw:text-style-name="P1" draw:layer="layout" svg:width="2.788cm" svg:height="0.583cm" svg:x="6.375cm" svg:y="4.677cm">
          <text:p text:style-name="P2"/>
        </draw:rect>
        <draw:line draw:style-name="gr9" draw:text-style-name="P1" draw:layer="layout" svg:x1="6.917cm" svg:y1="11.276cm" svg:x2="6.917cm" svg:y2="12.114cm">
          <text:p text:style-name="P2"/>
        </draw:line>
        <draw:frame draw:style-name="gr20" draw:text-style-name="P12" draw:layer="layout" svg:width="1.662cm" svg:height="1.248cm" draw:transform="rotate (1.5707963267946) translate (6.266cm 14.85cm)">
          <draw:text-box>
            <text:p text:style-name="P2"><text:span text:style-name="T9">rd_v</text:span></text:p>
          </draw:text-box>
        </draw:frame>
        <draw:frame draw:style-name="gr21" draw:text-style-name="P12" draw:layer="layout" svg:width="1.768cm" svg:height="1.102cm" svg:x="13.047cm" svg:y="16.438cm">
          <draw:text-box>
            <text:p text:style-name="P2"><text:span text:style-name="T9">mux_sel</text:span></text:p>
          </draw:text-box>
        </draw:frame>
        <draw:frame draw:style-name="gr22" draw:text-style-name="P12" draw:layer="layout" svg:width="1.927cm" svg:height="1.249cm" draw:transform="rotate (1.5707963267946) translate (6.798cm 15.564cm)">
          <draw:text-box>
            <text:p text:style-name="P2"><text:span text:style-name="T9">(valid read)</text:span></text:p>
          </draw:text-box>
        </draw:frame>
        <draw:frame draw:style-name="gr23" draw:text-style-name="P12" draw:layer="layout" svg:width="1.107cm" svg:height="1.318cm" svg:x="7.558cm" svg:y="5.43cm">
          <draw:text-box>
            <text:p text:style-name="P2"><text:span text:style-name="T9">n</text:span></text:p>
          </draw:text-box>
        </draw:frame>
        <draw:line draw:style-name="gr1" draw:text-style-name="P1" draw:layer="layout" svg:x1="7.381cm" svg:y1="6.715cm" svg:x2="8.016cm" svg:y2="6.08cm">
          <text:p text:style-name="P2"/>
        </draw:line>
        <draw:frame draw:style-name="gr24" draw:text-style-name="P12" draw:layer="layout" svg:width="2.464cm" svg:height="1.103cm" svg:x="6.59cm" svg:y="4.562cm">
          <draw:text-box>
            <text:p text:style-name="P2"><text:span text:style-name="T9">command dec</text:span></text:p>
          </draw:text-box>
        </draw:frame>
        <draw:line draw:style-name="gr9" draw:text-style-name="P1" draw:layer="layout" svg:x1="8.668cm" svg:y1="9.485cm" svg:x2="8.668cm" svg:y2="7.809cm">
          <text:p text:style-name="P2"/>
        </draw:line>
        <draw:line draw:style-name="gr9" draw:text-style-name="P1" draw:layer="layout" svg:x1="7.827cm" svg:y1="7.145cm" svg:x2="8.665cm" svg:y2="7.145cm">
          <text:p text:style-name="P2"/>
        </draw:line>
        <draw:line draw:style-name="gr9" draw:text-style-name="P1" draw:layer="layout" svg:x1="12.376cm" svg:y1="16.546cm" svg:x2="14.89cm" svg:y2="16.546cm">
          <text:p text:style-name="P2"/>
        </draw:line>
        <draw:line draw:style-name="gr9" draw:text-style-name="P1" draw:layer="layout" svg:x1="6.917cm" svg:y1="12.212cm" svg:x2="6.917cm" svg:y2="11.374cm">
          <text:p text:style-name="P2"/>
        </draw:line>
        <draw:line draw:style-name="gr9" draw:text-style-name="P1" draw:layer="layout" svg:x1="6.594cm" svg:y1="10.562cm" svg:x2="6.594cm" svg:y2="8.048cm">
          <text:p text:style-name="P2"/>
        </draw:line>
        <draw:line draw:style-name="gr1" draw:text-style-name="P1" draw:layer="layout" svg:x1="7.231cm" svg:y1="9.741cm" svg:x2="7.231cm" svg:y2="10.579cm">
          <text:p text:style-name="P2"/>
        </draw:line>
        <draw:line draw:style-name="gr9" draw:text-style-name="P1" draw:layer="layout" svg:x1="6.586cm" svg:y1="7.98cm" svg:x2="6.586cm" svg:y2="7.142cm">
          <text:p text:style-name="P2"/>
        </draw:line>
        <draw:line draw:style-name="gr9" draw:text-style-name="P1" draw:layer="layout" svg:x1="1cm" svg:y1="1.494cm" svg:x2="26.94cm" svg:y2="1.494cm">
          <text:p text:style-name="P2"/>
        </draw:line>
        <draw:line draw:style-name="gr9" draw:text-style-name="P1" draw:layer="layout" svg:x1="9.381cm" svg:y1="15.621cm" svg:x2="9.381cm" svg:y2="13.107cm">
          <text:p text:style-name="P2"/>
        </draw:line>
        <draw:line draw:style-name="gr1" draw:text-style-name="P1" draw:layer="layout" svg:x1="9.857cm" svg:y1="7.782cm" svg:x2="9.857cm" svg:y2="3.337cm">
          <text:p text:style-name="P2"/>
        </draw:line>
        <draw:frame draw:style-name="gr6" draw:text-style-name="P13" draw:layer="layout" svg:width="1.031cm" svg:height="0.679cm" svg:x="25.617cm" svg:y="1.387cm">
          <draw:text-box>
            <text:p text:style-name="P2"><text:span text:style-name="T9">bus </text:span></text:p>
          </draw:text-box>
        </draw:frame>
        <draw:frame draw:style-name="gr25" draw:text-style-name="P12" draw:layer="layout" svg:width="2.311cm" svg:height="1cm" svg:x="11.909cm" svg:y="8.911cm">
          <draw:text-box>
            <text:p text:style-name="P2"><text:span text:style-name="T9">decoder</text:span></text:p>
          </draw:text-box>
        </draw:frame>
        <draw:frame draw:style-name="gr6" draw:text-style-name="P12" draw:layer="layout" svg:width="1.641cm" svg:height="0.679cm" draw:transform="rotate (1.5707963267946) translate (7.136cm 3.108cm)">
          <draw:text-box>
            <text:p text:style-name="P2"><text:span text:style-name="T9">bus_cmd</text:span></text:p>
          </draw:text-box>
        </draw:frame>
        <draw:frame draw:style-name="gr6" draw:text-style-name="P12" draw:layer="layout" svg:width="1.675cm" svg:height="0.679cm" draw:transform="rotate (-1.57079632679579) translate (15.485cm 3.862cm)">
          <draw:text-box>
            <text:p text:style-name="P2"><text:span text:style-name="T9">bus_addr</text:span></text:p>
          </draw:text-box>
        </draw:frame>
        <draw:frame draw:style-name="gr26" draw:text-style-name="P12" draw:layer="layout" svg:width="1.704cm" svg:height="0.999cm" svg:x="11.457cm" svg:y="3.54cm">
          <draw:text-box>
            <text:p text:style-name="P2"><text:span text:style-name="T9">3'b011</text:span></text:p>
          </draw:text-box>
        </draw:frame>
        <draw:line draw:style-name="gr9" draw:text-style-name="P1" draw:layer="layout" svg:x1="10.169cm" svg:y1="5.722cm" svg:x2="9.534cm" svg:y2="6.357cm">
          <text:p text:style-name="P2"/>
        </draw:line>
        <draw:line draw:style-name="gr9" draw:text-style-name="P1" draw:layer="layout" svg:x1="12.988cm" svg:y1="4.81cm" svg:x2="12.418cm" svg:y2="5.149cm">
          <text:p text:style-name="P2"/>
        </draw:line>
        <draw:frame draw:style-name="gr27" draw:text-style-name="P12" draw:layer="layout" svg:width="0.865cm" svg:height="1cm" svg:x="12.572cm" svg:y="4.748cm">
          <draw:text-box>
            <text:p text:style-name="P2"><text:span text:style-name="T9">3</text:span></text:p>
          </draw:text-box>
        </draw:frame>
        <draw:frame draw:style-name="gr28" draw:text-style-name="P12" draw:layer="layout" svg:width="0.739cm" svg:height="0.999cm" svg:x="9.35cm" svg:y="5.446cm">
          <draw:text-box>
            <text:p text:style-name="P2"><text:span text:style-name="T9">3</text:span></text:p>
          </draw:text-box>
        </draw:frame>
        <draw:frame draw:style-name="gr29" draw:text-style-name="P12" draw:layer="layout" svg:width="0.739cm" svg:height="1cm" svg:x="9.041cm" svg:y="15.681cm">
          <draw:text-box>
            <text:p text:style-name="P2"><text:span text:style-name="T9">0</text:span></text:p>
          </draw:text-box>
        </draw:frame>
        <draw:frame draw:style-name="gr30" draw:text-style-name="P12" draw:layer="layout" svg:width="1.116cm" svg:height="1cm" svg:x="11.628cm" svg:y="15.694cm">
          <draw:text-box>
            <text:p text:style-name="P2"><text:span text:style-name="T9">n-1</text:span></text:p>
          </draw:text-box>
        </draw:frame>
        <draw:line draw:style-name="gr9" draw:text-style-name="P1" draw:layer="layout" svg:x1="10.79cm" svg:y1="17.354cm" svg:x2="10.79cm" svg:y2="18.624cm">
          <text:p text:style-name="P2"/>
        </draw:line>
        <draw:frame draw:style-name="gr31" draw:text-style-name="P12" draw:layer="layout" svg:width="2.246cm" svg:height="1cm" draw:transform="rotate (1.5707963267946) translate (9.243cm 15.821cm)">
          <draw:text-box>
            <text:p text:style-name="P2"><text:span text:style-name="T9">reg0_data </text:span></text:p>
          </draw:text-box>
        </draw:frame>
        <draw:frame draw:style-name="gr32" draw:text-style-name="P12" draw:layer="layout" svg:width="2.385cm" svg:height="0.999cm" draw:transform="rotate (1.5707963267946) translate (11.922cm 15.805cm)">
          <draw:text-box>
            <text:p text:style-name="P2"><text:span text:style-name="T9">reg(2</text:span><text:span text:style-name="T12">n</text:span><text:span text:style-name="T9">-1)_data</text:span></text:p>
          </draw:text-box>
        </draw:frame>
        <draw:frame draw:style-name="gr33" draw:text-style-name="P12" draw:layer="layout" svg:width="1.658cm" svg:height="1.715cm" svg:x="8.294cm" svg:y="11.145cm">
          <draw:text-box>
            <text:p text:style-name="P2"><text:span text:style-name="T9">reg0_</text:span></text:p>
            <text:p text:style-name="P2"><text:span text:style-name="T9">wr_en</text:span></text:p>
          </draw:text-box>
        </draw:frame>
        <draw:frame draw:style-name="gr34" draw:text-style-name="P12" draw:layer="layout" svg:width="2.336cm" svg:height="1.107cm" svg:x="11.906cm" svg:y="11.168cm">
          <draw:text-box>
            <text:p text:style-name="P2"><text:span text:style-name="T9">reg(2</text:span><text:span text:style-name="T13">n</text:span><text:span text:style-name="T9">-1)_</text:span></text:p>
            <text:p text:style-name="P2"><text:span text:style-name="T9">wr_en</text:span></text:p>
          </draw:text-box>
        </draw:frame>
        <draw:g>
          <draw:line draw:style-name="gr9" draw:text-style-name="P1" draw:layer="layout" svg:x1="5.752cm" svg:y1="12.34cm" svg:x2="5.182cm" svg:y2="12.625cm">
            <text:p text:style-name="P2"/>
          </draw:line>
          <draw:line draw:style-name="gr9" draw:text-style-name="P1" draw:layer="layout" svg:x1="5.182cm" svg:y1="12.625cm" svg:x2="5.752cm" svg:y2="12.91cm">
            <text:p text:style-name="P2"/>
          </draw:line>
        </draw:g>
        <draw:line draw:style-name="gr9" draw:text-style-name="P1" draw:layer="layout" svg:x1="4.936cm" svg:y1="2.022cm" svg:x2="4.936cm" svg:y2="12.182cm">
          <text:p text:style-name="P2"/>
        </draw:line>
        <draw:line draw:style-name="gr9" draw:text-style-name="P1" draw:layer="layout" svg:x1="4.967cm" svg:y1="13.777cm" svg:x2="4.967cm" svg:y2="19.492cm">
          <text:p text:style-name="P2"/>
        </draw:line>
        <draw:frame draw:style-name="gr6" draw:text-style-name="P14" draw:layer="layout" svg:width="2.581cm" svg:height="0.679cm" draw:transform="rotate (1.5707963267946) translate (4.348cm 16.916cm)">
          <draw:text-box>
            <text:p text:style-name="P2"><text:span text:style-name="T9">bus_src_addr_dl</text:span></text:p>
          </draw:text-box>
        </draw:frame>
        <draw:frame draw:style-name="gr6" draw:text-style-name="P12" draw:layer="layout" svg:width="2.204cm" svg:height="0.679cm" draw:transform="rotate (1.5707963267946) translate (4.317cm 5.445cm)">
          <draw:text-box>
            <text:p text:style-name="P2"><text:span text:style-name="T9">bus_src_addr</text:span></text:p>
          </draw:text-box>
        </draw:frame>
        <draw:frame draw:style-name="gr6" draw:text-style-name="P12" draw:layer="layout" svg:width="1.594cm" svg:height="0.679cm" draw:transform="rotate (-1.57079632679579) translate (10.043cm 1.449cm)">
          <draw:text-box>
            <text:p text:style-name="P2"><text:span text:style-name="T9">dst_addr</text:span></text:p>
          </draw:text-box>
        </draw:frame>
        <draw:line draw:style-name="gr9" draw:text-style-name="P1" draw:layer="layout" svg:x1="6.596cm" svg:y1="7.138cm" svg:x2="7.866cm" svg:y2="7.138cm">
          <text:p text:style-name="P2"/>
        </draw:line>
        <draw:line draw:style-name="gr1" draw:text-style-name="P1" draw:layer="layout" svg:x1="7.722cm" svg:y1="3.83cm" svg:x2="7.722cm" svg:y2="4.668cm">
          <text:p text:style-name="P2"/>
        </draw:line>
        <draw:line draw:style-name="gr9" draw:text-style-name="P1" draw:layer="layout" svg:x1="14.877cm" svg:y1="12.29cm" svg:x2="14.877cm" svg:y2="4.035cm">
          <text:p text:style-name="P2"/>
        </draw:line>
        <draw:line draw:style-name="gr1" draw:text-style-name="P1" draw:layer="layout" svg:x1="10.209cm" svg:y1="1.897cm" svg:x2="10.209cm" svg:y2="2.735cm">
          <text:p text:style-name="P2"/>
        </draw:line>
        <draw:line draw:style-name="gr9" draw:text-style-name="P1" draw:layer="layout" svg:x1="14.877cm" svg:y1="4.438cm" svg:x2="14.877cm" svg:y2="1.898cm">
          <text:p text:style-name="P2"/>
        </draw:line>
        <draw:line draw:style-name="gr9" draw:text-style-name="P1" draw:layer="layout" svg:x1="6.914cm" svg:y1="14.335cm" svg:x2="6.914cm" svg:y2="19.415cm">
          <text:p text:style-name="P2"/>
        </draw:line>
        <draw:rect draw:style-name="gr35" draw:text-style-name="P1" draw:layer="layout" svg:width="1.905cm" svg:height="1.905cm" svg:x="14.947cm" svg:y="18.362cm">
          <text:p text:style-name="P2"/>
        </draw:rect>
        <draw:line draw:style-name="gr9" draw:text-style-name="P1" draw:layer="layout" svg:x1="13.68cm" svg:y1="18.656cm" svg:x2="14.95cm" svg:y2="18.656cm">
          <text:p text:style-name="P2"/>
        </draw:line>
        <draw:line draw:style-name="gr9" draw:text-style-name="P1" draw:layer="layout" svg:x1="13.685cm" svg:y1="19.833cm" svg:x2="14.955cm" svg:y2="19.833cm">
          <text:p text:style-name="P2"/>
        </draw:line>
        <draw:frame draw:style-name="gr6" draw:text-style-name="P15" draw:layer="layout" svg:width="2.297cm" svg:height="1.904cm" svg:x="14.779cm" svg:y="18.27cm">
          <draw:text-box>
            <text:p text:style-name="P2"><text:span text:style-name="T14">create </text:span></text:p>
            <text:p text:style-name="P2"><text:span text:style-name="T14">bus </text:span></text:p>
            <text:p text:style-name="P2"><text:span text:style-name="T14">transaction</text:span></text:p>
          </draw:text-box>
        </draw:frame>
        <draw:line draw:style-name="gr1" draw:text-style-name="P1" draw:layer="layout" svg:x1="12.137cm" svg:y1="6.096cm" svg:x2="12.137cm" svg:y2="6.934cm">
          <text:p text:style-name="P2"/>
        </draw:line>
        <draw:line draw:style-name="gr1" draw:text-style-name="P1" draw:layer="layout" svg:x1="10.215cm" svg:y1="6.946cm" svg:x2="10.215cm" svg:y2="7.784cm">
          <text:p text:style-name="P2"/>
        </draw:line>
        <draw:line draw:style-name="gr9" draw:text-style-name="P1" draw:layer="layout" svg:x1="10.23cm" svg:y1="6.944cm" svg:x2="12.135cm" svg:y2="6.944cm">
          <text:p text:style-name="P2"/>
        </draw:line>
        <draw:line draw:style-name="gr9" draw:text-style-name="P1" draw:layer="layout" svg:x1="10.218cm" svg:y1="4.655cm" svg:x2="12.123cm" svg:y2="4.655cm">
          <text:p text:style-name="P2"/>
        </draw:line>
        <draw:line draw:style-name="gr9" draw:text-style-name="P1" draw:layer="layout" svg:x1="12.135cm" svg:y1="4.653cm" svg:x2="12.135cm" svg:y2="5.288cm">
          <text:p text:style-name="P2"/>
        </draw:line>
        <draw:line draw:style-name="gr9" draw:text-style-name="P1" draw:layer="layout" svg:x1="10.215cm" svg:y1="2.753cm" svg:x2="10.215cm" svg:y2="4.658cm">
          <text:p text:style-name="P2"/>
        </draw:line>
        <draw:line draw:style-name="gr9" draw:text-style-name="P1" draw:layer="layout" svg:x1="9.859cm" svg:y1="1.883cm" svg:x2="9.859cm" svg:y2="3.788cm">
          <text:p text:style-name="P2"/>
        </draw:line>
        <draw:frame draw:style-name="gr6" draw:text-style-name="P12" draw:layer="layout" svg:width="1.065cm" svg:height="0.679cm" draw:transform="rotate (-1.57079632679579) translate (10.761cm 1.953cm)">
          <draw:text-box>
            <text:p text:style-name="P2"><text:span text:style-name="T9">addr</text:span></text:p>
          </draw:text-box>
        </draw:frame>
        <draw:line draw:style-name="gr9" draw:text-style-name="P1" draw:layer="layout" svg:x1="7.724cm" svg:y1="1.909cm" svg:x2="7.724cm" svg:y2="3.814cm">
          <text:p text:style-name="P2"/>
        </draw:line>
        <draw:rect draw:style-name="gr1" draw:text-style-name="P1" draw:layer="layout" svg:width="1.675cm" svg:height="0.862cm" svg:x="4.113cm" svg:y="12.203cm">
          <text:p text:style-name="P2"/>
        </draw:rect>
        <draw:line draw:style-name="gr9" draw:text-style-name="P1" draw:layer="layout" svg:x1="4.965cm" svg:y1="13.065cm" svg:x2="4.965cm" svg:y2="14.335cm">
          <text:p text:style-name="P2"/>
        </draw:line>
        <draw:line draw:style-name="gr9" draw:text-style-name="P1" draw:layer="layout" svg:x1="6.914cm" svg:y1="13.083cm" svg:x2="6.914cm" svg:y2="14.353cm">
          <text:p text:style-name="P2"/>
        </draw:line>
        <draw:line draw:style-name="gr9" draw:text-style-name="P1" draw:layer="layout" svg:x1="7.706cm" svg:y1="5.259cm" svg:x2="7.706cm" svg:y2="7.164cm">
          <text:p text:style-name="P2"/>
        </draw:line>
        <draw:line draw:style-name="gr9" draw:text-style-name="P1" draw:layer="layout" svg:x1="8.669cm" svg:y1="7.149cm" svg:x2="8.669cm" svg:y2="8.264cm">
          <text:p text:style-name="P2"/>
        </draw:line>
        <draw:line draw:style-name="gr9" draw:text-style-name="P1" draw:layer="layout" svg:x1="10.804cm" svg:y1="18.656cm" svg:x2="13.979cm" svg:y2="18.656cm">
          <text:p text:style-name="P2"/>
        </draw:line>
        <draw:line draw:style-name="gr9" draw:text-style-name="P1" draw:layer="layout" svg:x1="4.996cm" svg:y1="19.833cm" svg:x2="13.886cm" svg:y2="19.833cm">
          <text:p text:style-name="P2"/>
        </draw:line>
        <draw:line draw:style-name="gr9" draw:text-style-name="P1" draw:layer="layout" svg:x1="4.965cm" svg:y1="19.833cm" svg:x2="4.965cm" svg:y2="19.198cm">
          <text:p text:style-name="P2"/>
        </draw:line>
        <draw:line draw:style-name="gr9" draw:text-style-name="P1" draw:layer="layout" svg:x1="6.381cm" svg:y1="9.032cm" svg:x2="6.82cm" svg:y2="8.587cm">
          <text:p text:style-name="P2"/>
        </draw:line>
        <draw:line draw:style-name="gr9" draw:text-style-name="P1" draw:layer="layout" svg:x1="7.035cm" svg:y1="9.033cm" svg:x2="7.474cm" svg:y2="8.588cm">
          <text:p text:style-name="P2"/>
        </draw:line>
        <draw:frame draw:style-name="gr6" draw:text-style-name="P13" draw:layer="layout" svg:width="0.659cm" svg:height="0.679cm" svg:x="6.14cm" svg:y="7.907cm">
          <draw:text-box>
            <text:p text:style-name="P2"><text:span text:style-name="T9">0</text:span></text:p>
          </draw:text-box>
        </draw:frame>
        <draw:frame draw:style-name="gr6" draw:text-style-name="P13" draw:layer="layout" svg:width="1.23cm" svg:height="0.679cm" svg:x="7.025cm" svg:y="7.923cm">
          <draw:text-box>
            <text:p text:style-name="P2"><text:span text:style-name="T9">&lt;n-1&gt;</text:span></text:p>
          </draw:text-box>
        </draw:frame>
        <draw:line draw:style-name="gr9" draw:text-style-name="P1" draw:layer="layout" svg:x1="6.914cm" svg:y1="19.415cm" svg:x2="14.952cm" svg:y2="19.415cm">
          <text:p text:style-name="P2"/>
        </draw:line>
        <draw:g>
          <draw:path draw:style-name="gr36" draw:text-style-name="P1" draw:layer="layout" svg:width="0.964cm" svg:height="0.428cm" svg:x="6.447cm" svg:y="10.321cm" svg:viewBox="0 0 965 429" svg:d="m0 0c483 965 965 0 965 0">
            <text:p text:style-name="P2"/>
          </draw:path>
          <draw:path draw:style-name="gr36" draw:text-style-name="P1" draw:layer="layout" svg:width="0.479cm" svg:height="0.964cm" svg:x="6.927cm" svg:y="10.288cm" svg:viewBox="0 0 480 965" svg:d="m0 965c480 0 480-965 480-965">
            <text:p text:style-name="P2"/>
          </draw:path>
          <draw:path draw:style-name="gr36" draw:text-style-name="P1" draw:layer="layout" svg:width="0.479cm" svg:height="0.964cm" svg:x="6.447cm" svg:y="10.288cm" svg:viewBox="0 0 480 965" svg:d="m480 965c-480 0-480-965-480-965">
            <text:p text:style-name="P2"/>
          </draw:path>
        </draw:g>
        <draw:line draw:style-name="gr9" draw:text-style-name="P1" draw:layer="layout" svg:x1="6.604cm" svg:y1="7.985cm" svg:x2="7.239cm" svg:y2="7.985cm">
          <text:p text:style-name="P2"/>
        </draw:line>
        <draw:line draw:style-name="gr9" draw:text-style-name="P1" draw:layer="layout" svg:x1="7.239cm" svg:y1="9.89cm" svg:x2="7.239cm" svg:y2="7.985cm">
          <text:p text:style-name="P2"/>
        </draw:line>
        <draw:line draw:style-name="gr1" draw:text-style-name="P1" draw:layer="layout" svg:x1="14.877cm" svg:y1="2.336cm" svg:x2="14.877cm" svg:y2="1.498cm">
          <text:p text:style-name="P2"/>
        </draw:line>
        <draw:line draw:style-name="gr1" draw:text-style-name="P1" draw:layer="layout" svg:x1="10.216cm" svg:y1="2.336cm" svg:x2="10.216cm" svg:y2="1.498cm">
          <text:p text:style-name="P2"/>
        </draw:line>
        <draw:line draw:style-name="gr1" draw:text-style-name="P1" draw:layer="layout" svg:x1="4.931cm" svg:y1="2.332cm" svg:x2="4.931cm" svg:y2="1.494cm">
          <text:p text:style-name="P2"/>
        </draw:line>
        <draw:line draw:style-name="gr1" draw:text-style-name="P1" draw:layer="layout" svg:x1="9.859cm" svg:y1="2.336cm" svg:x2="9.859cm" svg:y2="1.498cm">
          <text:p text:style-name="P2"/>
        </draw:line>
        <draw:line draw:style-name="gr9" draw:text-style-name="P1" draw:layer="layout" svg:x1="7.72cm" svg:y1="2.126cm" svg:x2="7.72cm" svg:y2="1.491cm">
          <text:p text:style-name="P2"/>
        </draw:line>
        <draw:polyline draw:style-name="gr9" draw:text-style-name="P1" draw:layer="layout" svg:width="0cm" svg:height="0cm" svg:x="15.605cm" svg:y="16.24cm" svg:viewBox="0 0 0 0" draw:points="0,0 0,0">
          <text:p text:style-name="P2"/>
        </draw:polyline>
        <draw:line draw:style-name="gr9" draw:text-style-name="P1" draw:layer="layout" svg:x1="14.772cm" svg:y1="16.554cm" svg:x2="14.934cm" svg:y2="16.554cm">
          <text:p text:style-name="P2"/>
        </draw:line>
        <draw:line draw:style-name="gr9" draw:text-style-name="P1" draw:layer="layout" svg:x1="6.582cm" svg:y1="8.095cm" svg:x2="6.582cm" svg:y2="7.943cm">
          <text:p text:style-name="P2"/>
        </draw:line>
      </draw:page>
      <draw:page draw:name="page3" draw:style-name="dp1" draw:master-page-name="Default">
        <office:forms form:automatic-focus="false" form:apply-design-mode="false"/>
        <draw:frame draw:style-name="gr37" draw:text-style-name="P16" draw:layer="layout" svg:width="17.266cm" svg:height="6.043cm" svg:x="2.149cm" svg:y="2.27cm">
          <draw:text-box>
            <text:p text:style-name="P2"><text:span text:style-name="T15">always @(posedge clk or negedge reset) begin</text:span></text:p>
            <text:p text:style-name="P2"><text:span text:style-name="T15"><text:s text:c="12"/></text:span><text:span text:style-name="T15">if (dec_en) begin</text:span></text:p>
            <text:p text:style-name="P2"><text:span text:style-name="T15"><text:s text:c="16"/></text:span><text:span text:style-name="T15">dec_out&lt;=1&lt;&lt;dec_in;</text:span></text:p>
            <text:p text:style-name="P2"><text:span text:style-name="T15"><text:s text:c="16"/></text:span><text:span text:style-name="T15">end</text:span></text:p>
            <text:p text:style-name="P2"><text:span text:style-name="T15"><text:s text:c="12"/></text:span><text:span text:style-name="T15">else begin</text:span></text:p>
            <text:p text:style-name="P2"><text:span text:style-name="T15"><text:s text:c="16"/></text:span><text:span text:style-name="T15">dec_out&lt;=0;</text:span></text:p>
            <text:p text:style-name="P2"><text:span text:style-name="T15"><text:s text:c="16"/></text:span><text:span text:style-name="T15">end</text:span></text:p>
            <text:p text:style-name="P2"><text:span text:style-name="T15">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  <style:master-page style:name="Default1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8-03-14T14:34:50</meta:creation-date>
    <dc:date>2008-04-29T10:37:27</dc:date>
    <dc:language>en-US</dc:language>
    <meta:editing-cycles>39</meta:editing-cycles>
    <meta:editing-duration>PT12H6M40S</meta:editing-duration>
    <meta:user-defined meta:name="Info 1"/>
    <meta:user-defined meta:name="Info 2"/>
    <meta:user-defined meta:name="Info 3"/>
    <meta:user-defined meta:name="Info 4"/>
    <meta:document-statistic meta:object-count="358"/>
  </office:meta>
</office:document-meta>
</file>